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ngsana New2" svg:font-family="'Angsana New'"/>
    <style:font-face style:name="Angsana New" svg:font-family="'Angsana New', serif"/>
    <style:font-face style:name="StarSymbol1" svg:font-family="StarSymbol"/>
    <style:font-face style:name="Brush Flash" svg:font-family="'Brush Flash', 'Times New Roman'" style:font-pitch="variable"/>
    <style:font-face style:name="Sci Fied 2002" svg:font-family="'Sci Fied 2002'" style:font-pitch="variable"/>
    <style:font-face style:name="AngsanaUPC" svg:font-family="AngsanaUPC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gsana New1" svg:font-family="'Angsana New'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17.999cm" table:align="margins"/>
    </style:style>
    <style:style style:name="Table3.A" style:family="table-column">
      <style:table-column-properties style:column-width="3.023cm" style:rel-column-width="11007*"/>
    </style:style>
    <style:style style:name="Table3.B" style:family="table-column">
      <style:table-column-properties style:column-width="14.975cm" style:rel-column-width="5452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8.015cm" fo:margin-left="-0.016cm" fo:margin-right="0cm" table:align="margins"/>
    </style:style>
    <style:style style:name="Table4.A" style:family="table-column">
      <style:table-column-properties style:column-width="3.039cm" style:rel-column-width="1723*"/>
    </style:style>
    <style:style style:name="Table4.B" style:family="table-column">
      <style:table-column-properties style:column-width="14.974cm" style:rel-column-width="848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999cm" table:align="margins"/>
    </style:style>
    <style:style style:name="Table1.A" style:family="table-column">
      <style:table-column-properties style:column-width="8.128cm" style:rel-column-width="29594*"/>
    </style:style>
    <style:style style:name="Table1.B" style:family="table-column">
      <style:table-column-properties style:column-width="4.935cm" style:rel-column-width="17970*"/>
    </style:style>
    <style:style style:name="Table1.C" style:family="table-column">
      <style:table-column-properties style:column-width="4.935cm" style:rel-column-width="17971*"/>
    </style:style>
    <style:style style:name="Table1.A1" style:family="table-cell">
      <style:table-cell-properties fo:background-color="#e6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e6ff00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.999cm" table:align="margins" style:shadow="none"/>
    </style:style>
    <style:style style:name="Table2.A" style:family="table-column">
      <style:table-column-properties style:column-width="8.128cm" style:rel-column-width="29594*"/>
    </style:style>
    <style:style style:name="Table2.B" style:family="table-column">
      <style:table-column-properties style:column-width="4.935cm" style:rel-column-width="17970*"/>
    </style:style>
    <style:style style:name="Table2.C" style:family="table-column">
      <style:table-column-properties style:column-width="4.935cm" style:rel-column-width="17971*"/>
    </style:style>
    <style:style style:name="Table2.A1" style:family="table-cell">
      <style:table-cell-properties fo:background-color="#e6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fo:background-color="#e6ff00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C4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7" style:family="table">
      <style:table-properties style:width="17.999cm" table:align="margins"/>
    </style:style>
    <style:style style:name="Table7.A" style:family="table-column">
      <style:table-column-properties style:column-width="5.547cm" style:rel-column-width="20196*"/>
    </style:style>
    <style:style style:name="Table7.B" style:family="table-column">
      <style:table-column-properties style:column-width="8.585cm" style:rel-column-width="31260*"/>
    </style:style>
    <style:style style:name="Table7.C" style:family="table-column">
      <style:table-column-properties style:column-width="3.866cm" style:rel-column-width="14079*"/>
    </style:style>
    <style:style style:name="Table7.A1" style:family="table-cell">
      <style:table-cell-properties fo:background-color="#e6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7.C1" style:family="table-cell">
      <style:table-cell-properties fo:background-color="#e6ff00" fo:padding="0.097cm" fo:border="0.002cm solid #000000">
        <style:background-image/>
      </style:table-cell-properties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999cm" table:align="margins"/>
    </style:style>
    <style:style style:name="Table8.A" style:family="table-column">
      <style:table-column-properties style:column-width="4.949cm" style:rel-column-width="2806*"/>
    </style:style>
    <style:style style:name="Table8.B" style:family="table-column">
      <style:table-column-properties style:column-width="9.181cm" style:rel-column-width="5205*"/>
    </style:style>
    <style:style style:name="Table8.C" style:family="table-column">
      <style:table-column-properties style:column-width="3.866cm" style:rel-column-width="2192*"/>
    </style:style>
    <style:style style:name="Table8.A1" style:family="table-cell">
      <style:table-cell-properties fo:background-color="#e6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#e6ff00" fo:padding="0.097cm" fo:border="0.002cm solid #000000">
        <style:background-image/>
      </style:table-cell-properties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999cm" table:align="margins"/>
    </style:style>
    <style:style style:name="Table5.A" style:family="table-column">
      <style:table-column-properties style:column-width="3.018cm" style:rel-column-width="1711*"/>
    </style:style>
    <style:style style:name="Table5.B" style:family="table-column">
      <style:table-column-properties style:column-width="5.98cm" style:rel-column-width="3390*"/>
    </style:style>
    <style:style style:name="Table5.C" style:family="table-column">
      <style:table-column-properties style:column-width="4.5cm" style:rel-column-width="2551*"/>
    </style:style>
    <style:style style:name="Table5.D" style:family="table-column">
      <style:table-column-properties style:column-width="4.494cm" style:rel-column-width="2548*"/>
    </style:style>
    <style:style style:name="Table5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D1" style:family="table-cell">
      <style:table-cell-properties fo:background-color="#c0c0c0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999cm" table:align="margins"/>
    </style:style>
    <style:style style:name="Table9.A" style:family="table-column">
      <style:table-column-properties style:column-width="8.999cm" style:rel-column-width="32767*"/>
    </style:style>
    <style:style style:name="Table9.B" style:family="table-column">
      <style:table-column-properties style:column-width="8.999cm" style:rel-column-width="32768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>
        <style:tab-stops>
          <style:tab-stop style:position="11.85cm" style:type="right"/>
        </style:tab-stops>
      </style:paragraph-properties>
      <style:text-properties style:font-name="Sci Fied 2002" fo:font-size="44pt" style:font-size-asian="44pt" style:font-size-complex="44pt"/>
    </style:style>
    <style:style style:name="P3" style:family="paragraph" style:parent-style-name="Heading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4" style:family="paragraph" style:parent-style-name="Text_20_body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7" style:family="paragraph" style:parent-style-name="ChapterNo" style:master-page-name="">
      <style:paragraph-properties fo:margin-left="0cm" fo:margin-right="0cm" fo:margin-top="3cm" fo:margin-bottom="0cm" fo:text-align="end" style:justify-single-word="false" fo:keep-together="always" fo:text-indent="0cm" style:auto-text-indent="false" fo:break-before="page" fo:background-color="transparent" fo:padding="0cm" fo:border="none" style:shadow="none" fo:keep-with-next="always">
        <style:tab-stops/>
        <style:drop-cap/>
        <style:background-image/>
      </style:paragraph-properties>
      <style:text-properties fo:text-transform="uppercase" style:font-name="Times New Roman" fo:font-size="72pt" fo:font-style="italic" style:text-underline-style="none" fo:font-weight="bold" fo:background-color="transparent" style:font-name-asian="Arial Unicode MS" style:font-size-asian="72pt" style:font-weight-asian="bold" style:font-name-complex="AngsanaUPC" style:font-size-complex="72pt" style:font-weight-complex="bold"/>
    </style:style>
    <style:style style:name="P8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Arial" fo:font-size="10pt" fo:font-weight="normal" fo:background-color="#ff0000" style:font-size-asian="10pt" style:font-weight-asian="normal" style:font-size-complex="10pt" style:font-weight-complex="normal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text-properties fo:background-color="#ff0000" style:font-name-complex="Angsana New" style:font-size-complex="16pt"/>
    </style:style>
    <style:style style:name="P12" style:family="paragraph" style:parent-style-name="Heading">
      <style:paragraph-properties fo:break-before="pag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20_body">
      <style:paragraph-properties fo:line-height="115%"/>
      <style:text-properties fo:color="#000000" style:font-name="Angsana New" fo:font-size="16pt" fo:language="th" fo:country="TH"/>
    </style:style>
    <style:style style:name="P15" style:family="paragraph" style:parent-style-name="Text_20_body">
      <style:paragraph-properties fo:margin-left="0cm" fo:margin-right="0cm" fo:line-height="115%" fo:text-indent="0cm" style:auto-text-indent="false"/>
      <style:text-properties fo:color="#000000" style:font-name="Angsana New" fo:font-size="16pt"/>
    </style:style>
    <style:style style:name="P16" style:family="paragraph" style:parent-style-name="Text_20_body">
      <style:paragraph-properties fo:margin-left="0cm" fo:margin-right="0cm" fo:margin-top="0cm" fo:margin-bottom="0.212cm" fo:line-height="115%" fo:text-indent="0cm" style:auto-text-indent="false"/>
      <style:text-properties fo:color="#000000"/>
    </style:style>
    <style:style style:name="P17" style:family="paragraph" style:parent-style-name="Standard" style:list-style-name="L1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color="#000000" style:font-name="Angsana New" fo:font-size="16pt" fo:background-color="transparent"/>
    </style:style>
    <style:style style:name="P19" style:family="paragraph" style:parent-style-name="Table_20_Contents">
      <style:text-properties fo:color="#ff0000"/>
    </style:style>
    <style:style style:name="P20" style:family="paragraph" style:parent-style-name="Text_20_body">
      <style:paragraph-properties fo:margin-left="0cm" fo:margin-right="0cm" fo:margin-top="0cm" fo:margin-bottom="0.212cm" fo:line-height="115%" fo:text-indent="0cm" style:auto-text-indent="false"/>
      <style:text-properties fo:color="#000000" style:font-name="Angsana New" fo:font-size="16pt"/>
    </style:style>
    <style:style style:name="P21" style:family="paragraph" style:parent-style-name="Text_20_body">
      <style:paragraph-properties fo:margin-left="0cm" fo:margin-right="0cm" fo:margin-top="0cm" fo:margin-bottom="0.212cm" fo:line-height="115%" fo:text-indent="0cm" style:auto-text-indent="false"/>
      <style:text-properties style:font-name="Angsana New" fo:font-size="16pt"/>
    </style:style>
    <style:style style:name="P22" style:family="paragraph" style:parent-style-name="Text_20_body">
      <style:paragraph-properties fo:margin-left="0cm" fo:margin-right="0cm" fo:line-height="115%" fo:text-indent="0cm" style:auto-text-indent="false"/>
      <style:text-properties style:font-name="Angsana New" fo:font-size="16pt"/>
    </style:style>
    <style:style style:name="P23" style:family="paragraph" style:parent-style-name="Text_20_body">
      <style:paragraph-properties fo:margin-left="0cm" fo:margin-right="0cm" fo:line-height="115%" fo:text-indent="0cm" style:auto-text-indent="false"/>
      <style:text-properties fo:color="#ff0000" style:font-name="Angsana New" fo:font-size="16pt"/>
    </style:style>
    <style:style style:name="P24" style:family="paragraph" style:parent-style-name="ChapterNo">
      <style:paragraph-properties fo:break-before="page"/>
    </style:style>
    <style:style style:name="P25" style:family="paragraph" style:parent-style-name="Text_20_body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6" style:family="paragraph" style:parent-style-name="Text_20_body">
      <style:paragraph-properties fo:margin-left="0.009cm" fo:margin-right="0.009cm" fo:text-align="center" style:justify-single-word="false" fo:text-indent="0cm" style:auto-text-indent="false"/>
    </style:style>
    <style:style style:name="P27" style:family="paragraph" style:parent-style-name="Standard">
      <style:paragraph-properties fo:margin-left="0cm" fo:margin-right="0.009cm" fo:text-align="center" style:justify-single-word="false" fo:text-indent="0cm" style:auto-text-indent="false"/>
    </style:style>
    <style:style style:name="P28" style:family="paragraph" style:parent-style-name="Standard">
      <style:paragraph-properties fo:margin-left="0.009cm" fo:margin-right="0.009cm" fo:text-align="center" style:justify-single-word="false" fo:text-indent="0cm" style:auto-text-indent="false"/>
    </style:style>
    <style:style style:name="P29" style:family="paragraph" style:parent-style-name="Text_20_body">
      <style:paragraph-properties fo:margin-left="0.009cm" fo:margin-right="0.009cm" fo:margin-top="0cm" fo:margin-bottom="0.212cm" fo:text-align="center" style:justify-single-word="false" fo:text-indent="0cm" style:auto-text-indent="false"/>
    </style:style>
    <style:style style:name="P30" style:family="paragraph" style:parent-style-name="Text_20_body">
      <style:paragraph-properties fo:margin-left="0.009cm" fo:margin-right="0.009cm" fo:text-align="center" style:justify-single-word="false" fo:text-indent="0cm" style:auto-text-indent="false"/>
      <style:text-properties fo:color="#000000"/>
    </style:style>
    <style:style style:name="P31" style:family="paragraph" style:parent-style-name="Text_20_body">
      <style:paragraph-properties fo:line-height="115%"/>
    </style:style>
    <style:style style:name="P32" style:family="paragraph" style:parent-style-name="Text_20_body" style:list-style-name="L2">
      <style:paragraph-properties fo:line-height="115%"/>
      <style:text-properties fo:color="#ff0000" style:font-name="Angsana New" fo:font-size="16pt" fo:language="th" fo:country="TH"/>
    </style:style>
    <style:style style:name="P33" style:family="paragraph" style:parent-style-name="Text_20_body" style:list-style-name="L3">
      <style:paragraph-properties fo:margin-left="0cm" fo:margin-right="0cm" fo:line-height="115%" fo:text-indent="0cm" style:auto-text-indent="false"/>
      <style:text-properties fo:color="#ff0000" style:font-name="Angsana New" fo:font-size="16pt"/>
    </style:style>
    <style:style style:name="P34" style:family="paragraph" style:parent-style-name="Text_20_body" style:list-style-name="L3">
      <style:paragraph-properties fo:margin-left="0cm" fo:margin-right="0cm" fo:line-height="115%" fo:text-indent="0cm" style:auto-text-indent="false"/>
    </style:style>
    <style:style style:name="P35" style:family="paragraph" style:parent-style-name="Text_20_body" style:list-style-name="L4">
      <style:paragraph-properties fo:margin-left="0cm" fo:margin-right="0cm" fo:line-height="115%" fo:text-indent="0cm" style:auto-text-indent="false"/>
      <style:text-properties fo:color="#ff0000" style:font-name="Angsana New" fo:font-size="16pt"/>
    </style:style>
    <style:style style:name="P36" style:family="paragraph" style:parent-style-name="Text_20_body" style:list-style-name="L4">
      <style:paragraph-properties fo:margin-left="0cm" fo:margin-right="0cm" fo:line-height="115%" fo:text-indent="0cm" style:auto-text-indent="false"/>
    </style:style>
    <style:style style:name="P37" style:family="paragraph" style:parent-style-name="Text_20_body">
      <style:paragraph-properties fo:margin-left="0cm" fo:margin-right="0cm" fo:margin-top="0cm" fo:margin-bottom="0.212cm" fo:line-height="115%" fo:text-align="center" style:justify-single-word="false" fo:text-indent="0cm" style:auto-text-indent="false"/>
      <style:text-properties fo:color="#000000" style:font-name="Angsana New" fo:font-size="16pt"/>
    </style:style>
    <style:style style:name="P38" style:family="paragraph" style:parent-style-name="Text_20_body" style:list-style-name="L5">
      <style:paragraph-properties fo:margin-left="0cm" fo:margin-right="0cm" fo:line-height="115%" fo:text-indent="0cm" style:auto-text-indent="false"/>
      <style:text-properties fo:color="#ff0000" style:font-name="Angsana New" fo:font-size="16pt"/>
    </style:style>
    <style:style style:name="P39" style:family="paragraph" style:parent-style-name="Text_20_body" style:list-style-name="L5">
      <style:paragraph-properties fo:margin-left="0cm" fo:margin-right="0cm" fo:line-height="115%" fo:text-indent="0cm" style:auto-text-indent="false"/>
    </style:style>
    <style:style style:name="P40" style:family="paragraph" style:parent-style-name="Text_20_body" style:list-style-name="L6">
      <style:paragraph-properties fo:margin-left="0cm" fo:margin-right="0cm" fo:margin-top="0cm" fo:margin-bottom="0.212cm" fo:line-height="115%" fo:text-indent="0cm" style:auto-text-indent="false"/>
      <style:text-properties fo:color="#ff0000"/>
    </style:style>
    <style:style style:name="P41" style:family="paragraph" style:parent-style-name="Text_20_body" style:list-style-name="L6">
      <style:paragraph-properties fo:margin-left="0cm" fo:margin-right="0cm" fo:margin-top="0cm" fo:margin-bottom="0.212cm" fo:line-height="115%" fo:text-indent="0cm" style:auto-text-indent="false"/>
    </style:style>
    <style:style style:name="P42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color="#000000" style:font-name="Angsana New" fo:font-size="16pt"/>
    </style:style>
    <style:style style:name="P43" style:family="paragraph" style:parent-style-name="Text_20_body">
      <style:paragraph-properties fo:margin-left="0cm" fo:margin-right="0.009cm" fo:margin-top="0cm" fo:margin-bottom="0.212cm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44" style:family="paragraph" style:parent-style-name="Text_20_body">
      <style:paragraph-properties fo:margin-left="0cm" fo:margin-right="0.009cm" fo:margin-top="0cm" fo:margin-bottom="0.212cm" fo:text-align="start" style:justify-single-word="false" fo:text-indent="0cm" style:auto-text-indent="false"/>
      <style:text-properties fo:color="#000000" style:font-name="Angsana New" fo:font-size="16pt" style:font-size-asian="12pt" style:font-size-complex="12pt"/>
    </style:style>
    <style:style style:name="P45" style:family="paragraph" style:parent-style-name="Text_20_body">
      <style:paragraph-properties fo:margin-left="0.009cm" fo:margin-right="0.009cm" fo:text-align="center" style:justify-single-word="false" fo:text-indent="0cm" style:auto-text-indent="false"/>
      <style:text-properties fo:color="#ff0000"/>
    </style:style>
    <style:style style:name="P46" style:family="paragraph" style:parent-style-name="Text_20_body">
      <style:paragraph-properties fo:margin-left="0cm" fo:margin-right="0cm" fo:margin-top="0cm" fo:margin-bottom="0.212cm" fo:line-height="115%" fo:text-align="start" style:justify-single-word="false" fo:text-indent="0cm" style:auto-text-indent="false"/>
      <style:text-properties fo:color="#000000" style:font-name="Angsana New" fo:font-size="16pt"/>
    </style:style>
    <style:style style:name="P47" style:family="paragraph" style:parent-style-name="Text_20_body">
      <style:paragraph-properties fo:margin-left="0cm" fo:margin-right="0.009cm" fo:margin-top="0cm" fo:margin-bottom="0.212cm" fo:text-align="start" style:justify-single-word="false" fo:text-indent="0cm" style:auto-text-indent="false"/>
    </style:style>
    <style:style style:name="P48" style:family="paragraph" style:parent-style-name="Text_20_body" style:list-style-name="L7">
      <style:paragraph-properties fo:margin-left="0cm" fo:margin-right="0.009cm" fo:margin-top="0cm" fo:margin-bottom="0.212cm" fo:text-align="start" style:justify-single-word="false" fo:text-indent="0cm" style:auto-text-indent="false"/>
      <style:text-properties style:font-name="Angsana New" fo:font-size="16pt"/>
    </style:style>
    <style:style style:name="P49" style:family="paragraph" style:parent-style-name="Text_20_body">
      <style:paragraph-properties fo:margin-left="0.009cm" fo:margin-right="0.009cm" fo:margin-top="0cm" fo:margin-bottom="0.212cm" fo:text-align="center" style:justify-single-word="false" fo:text-indent="0cm" style:auto-text-indent="false"/>
      <style:text-properties fo:color="#ff0000"/>
    </style:style>
    <style:style style:name="P50" style:family="paragraph" style:parent-style-name="Text_20_body" style:list-style-name="L8">
      <style:paragraph-properties fo:margin-left="0cm" fo:margin-right="0.009cm" fo:margin-top="0cm" fo:margin-bottom="0.212cm" fo:text-align="start" style:justify-single-word="false" fo:text-indent="0cm" style:auto-text-indent="false"/>
    </style:style>
    <style:style style:name="P51" style:family="paragraph" style:parent-style-name="Text_20_body" style:list-style-name="L8">
      <style:paragraph-properties fo:margin-left="0cm" fo:margin-right="0.009cm" fo:margin-top="0cm" fo:margin-bottom="0.212cm" fo:text-align="start" style:justify-single-word="false" fo:text-indent="0cm" style:auto-text-indent="false"/>
      <style:text-properties fo:color="#000000"/>
    </style:style>
    <style:style style:name="P52" style:family="paragraph" style:parent-style-name="Heading">
      <style:paragraph-properties fo:margin-top="0.423cm" fo:margin-bottom="0.212cm" fo:break-before="page" fo:keep-with-next="always"/>
      <style:text-properties style:font-name="Arial" fo:font-size="14pt" style:font-name-asian="Arial Unicode MS" style:font-size-asian="14pt" style:font-name-complex="Angsana New1" style:font-size-complex="18.6499996185303pt"/>
    </style:style>
    <style:style style:name="P53" style:family="paragraph">
      <style:paragraph-properties fo:text-align="center"/>
    </style:style>
    <style:style style:name="P54" style:family="paragraph" style:parent-style-name="Text_20_body">
      <style:paragraph-properties fo:margin-left="0cm" fo:margin-right="0cm" fo:text-indent="0cm" style:auto-text-indent="false"/>
    </style:style>
    <style:style style:name="P55" style:family="paragraph" style:parent-style-name="Text_20_body">
      <style:text-properties style:text-underline-style="solid" style:text-underline-width="auto" style:text-underline-color="font-color"/>
    </style:style>
    <style:style style:name="P56" style:family="paragraph" style:parent-style-name="Text_20_body">
      <style:text-properties style:text-underline-style="none"/>
    </style:style>
    <style:style style:name="P57" style:family="paragraph" style:parent-style-name="Text_20_body">
      <style:text-properties fo:color="#ff0000"/>
    </style:style>
    <style:style style:name="P58" style:family="paragraph" style:parent-style-name="Table_20_Contents">
      <style:text-properties fo:color="#000000"/>
    </style:style>
    <style:style style:name="T1" style:family="text">
      <style:text-properties fo:color="#ff0000"/>
    </style:style>
    <style:style style:name="T2" style:family="text">
      <style:text-properties style:font-name-complex="Angsana New" style:font-size-complex="16pt"/>
    </style:style>
    <style:style style:name="T3" style:family="text">
      <style:text-properties style:font-name="Angsana New" fo:font-size="16pt"/>
    </style:style>
    <style:style style:name="T4" style:family="text">
      <style:text-properties style:font-name="Angsana New" fo:font-size="16pt" fo:language="th" fo:country="TH"/>
    </style:style>
    <style:style style:name="T5" style:family="text">
      <style:text-properties fo:color="#ff0000" style:font-name="Angsana New" fo:font-size="16pt"/>
    </style:style>
    <style:style style:name="T6" style:family="text">
      <style:text-properties fo:background-color="#ff0000"/>
    </style:style>
    <style:style style:name="T7" style:family="text">
      <style:text-properties fo:color="#000000"/>
    </style:style>
    <style:style style:name="T8" style:family="text">
      <style:text-properties fo:color="#000000" style:font-name="Angsana New" fo:font-size="16pt"/>
    </style:style>
    <style:style style:name="fr1" style:family="graphic" style:parent-style-name="OLE">
      <style:graphic-properties style:vertical-pos="from-top" style:vertical-rel="paragraph" style:horizontal-pos="from-left" style:horizontal-rel="paragraph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end="Arrowheads_20_2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/>
      <text:p text:style-name="Standard"/>
      <text:p text:style-name="Standard"/>
      <text:p text:style-name="P1"/>
      <text:p text:style-name="P1"/>
      <text:p text:style-name="P1"/>
      <text:p text:style-name="P2">Security door </text:p>
      <text:p text:style-name="P2">using <text:span text:style-name="T1">RF</text:span>ID</text:p>
      <text:p text:style-name="P3">product </text:p>
      <text:p text:style-name="P4">Specification.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สารบัญ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5">สารบัญ</text:p>
          </text:index-title>
          <text:p text:style-name="P6">Product requirements<text:tab/>3</text:p>
          <text:p text:style-name="P6">Module Partition<text:tab/>7</text:p>
          <text:p text:style-name="P6">Module Integration<text:tab/>9</text:p>
          <text:p text:style-name="P6">Testing<text:tab/>13</text:p>
          <text:p text:style-name="P6">Wrap up<text:tab/>14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1</text:p>
      <text:h text:style-name="Chaptertitle" text:outline-level="1">Product requirements</text:h>
      <text:p text:style-name="P8">To show the product requirement <text:s/>in term of </text:p>
      <text:p text:style-name="P8"><text:tab/>Overall product description</text:p>
      <text:p text:style-name="P8"><text:tab/>H/W requirements <text:s/>Ex. Need <text:s/>SD card, LAN</text:p>
      <text:p text:style-name="P8"><text:tab/>S/W requirements <text:s text:c="2"/>Ex. <text:s/>Need support TCP/IP, IR protocal</text:p>
      <text:p text:style-name="P8"><text:tab/>User interface <text:s/>requirement <text:s/>ex. <text:s/>Graphic, text</text:p>
      <text:p text:style-name="P8"><text:tab/>Packaging requirement <text:s text:c="2"/>Ex. <text:s/>Size, Material</text:p>
      <text:p text:style-name="Heading">Product concepts</text:p>
      <text:p text:style-name="P8"><text:tab/>Door control system by using RFID technology to Identity user for allow or disallow user to go in building.</text:p>
      <text:p text:style-name="P9">Thai</text:p>
      <text:p text:style-name="Heading">Product description</text:p>
      <text:list text:style-name="L1">
        <text:list-item>
          <text:p text:style-name="P10"><text:span text:style-name="T2">สามารถตรวจสอบได้ว่ามี </text:span><text:span text:style-name="T3">RFID card </text:span><text:span text:style-name="T2">ที่นำมา </text:span><text:span text:style-name="T3">stamp </text:span><text:span text:style-name="T2">เหมือนหรือต่างกับ ข้อมูล </text:span><text:span text:style-name="T3">RFID card </text:span><text:span text:style-name="T2">ที่เก็บอยู่</text:span></text:p>
        </text:list-item>
        <text:list-item>
          <text:p text:style-name="P10"><text:span text:style-name="T2">สามารถเก็บ รหัส </text:span><text:span text:style-name="T3">RFID card </text:span><text:span text:style-name="T2">เข้าสู่ระบบได้</text:span></text:p>
        </text:list-item>
        <text:list-item>
          <text:p text:style-name="P10"><text:span text:style-name="T2">สามารถลบ รหัส </text:span><text:span text:style-name="T3">RFID card </text:span><text:span text:style-name="T2">ออกจากระบบได้</text:span></text:p>
        </text:list-item>
        <text:list-item>
          <text:p text:style-name="P10"><text:span text:style-name="T2">สามารถเก็บเวลาที่มีการนำ </text:span><text:span text:style-name="T3">RFID card </text:span><text:span text:style-name="T2">มาทำการ </text:span><text:span text:style-name="T3">stamp</text:span><text:span text:style-name="T2">ได้</text:span></text:p>
        </text:list-item>
        <text:list-item>
          <text:p text:style-name="P10"><text:span text:style-name="T2">สามารถใช้ </text:span><text:span text:style-name="T3">RFID </text:span><text:span text:style-name="T2">เชื่อมต่อแบบ </text:span><text:span text:style-name="T3">Wiegand interface </text:span><text:span text:style-name="T2">ได้</text:span></text:p>
        </text:list-item>
        <text:list-item>
          <text:p text:style-name="P11">Display section </text:p>
        </text:list-item>
        <text:list-item>
          <text:p text:style-name="P11">password without RFID</text:p>
        </text:list-item>
      </text:list>
      <text:p text:style-name="P12">H/W requirements <text:s text:c="2"/><text:span text:style-name="T1">(SYSTEM REQUIREMENT <text:s/>FEATURES)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No</text:p>
          </table:table-cell>
          <table:table-cell table:style-name="Table3.B1" office:value-type="string">
            <text:p text:style-name="P13">Requirements</text:p>
          </table:table-cell>
        </table:table-row>
        <table:table-row>
          <table:table-cell table:style-name="Table3.A2" office:value-type="string">
            <text:p text:style-name="Table_20_Contents">HW-1</text:p>
          </table:table-cell>
          <table:table-cell table:style-name="Table3.B2" office:value-type="string">
            <text:p text:style-name="P14"><text:span text:style-name="T4">Use ARM7 as the core development</text:span></text:p>
          </table:table-cell>
        </table:table-row>
        <table:table-row>
          <table:table-cell table:style-name="Table3.A2" office:value-type="string">
            <text:p text:style-name="Table_20_Contents">HW-2</text:p>
          </table:table-cell>
          <table:table-cell table:style-name="Table3.B2" office:value-type="string">
            <text:p text:style-name="P15">Support Wiegand interface <text:s/>for LF 125 MHZ and MF (13.5 Mhz) </text:p>
          </table:table-cell>
        </table:table-row>
        <table:table-row>
          <table:table-cell table:style-name="Table3.A2" office:value-type="string">
            <text:p text:style-name="Table_20_Contents">HW-3</text:p>
          </table:table-cell>
          <table:table-cell table:style-name="Table3.B2" office:value-type="string">
            <text:p text:style-name="P15">Use keypad for the input </text:p>
          </table:table-cell>
        </table:table-row>
        <table:table-row>
          <table:table-cell table:style-name="Table3.A2" office:value-type="string">
            <text:p text:style-name="Table_20_Contents">HW-4</text:p>
          </table:table-cell>
          <table:table-cell table:style-name="Table3.B2" office:value-type="string">
            <text:p text:style-name="P15"><text:span text:style-name="T2">Interface to 220 V device for control doors</text:span></text:p>
          </table:table-cell>
        </table:table-row>
        <table:table-row>
          <table:table-cell table:style-name="Table3.A2" office:value-type="string">
            <text:p text:style-name="Table_20_Contents">HW-5</text:p>
          </table:table-cell>
          <table:table-cell table:style-name="Table3.B2" office:value-type="string">
            <text:p text:style-name="P15">Menu select on LCD for operation</text:p>
          </table:table-cell>
        </table:table-row>
        <table:table-row>
          <table:table-cell table:style-name="Table3.A2" office:value-type="string">
            <text:p text:style-name="Table_20_Contents">HW-6</text:p>
          </table:table-cell>
          <table:table-cell table:style-name="Table3.B2" office:value-type="string">
            <text:p text:style-name="P16">Can save data in SD card </text:p>
          </table:table-cell>
        </table:table-row>
        <table:table-row>
          <table:table-cell table:style-name="Table3.A2" office:value-type="string">
            <text:p text:style-name="Table_20_Contents">HW-7</text:p>
          </table:table-cell>
          <table:table-cell table:style-name="Table3.B2" office:value-type="string">
            <text:p text:style-name="P16">Can save time when power off and on again</text:p>
          </table:table-cell>
        </table:table-row>
      </table:table>
      <text:p text:style-name="Heading">S/W requirements</text:p>
      <text:list text:style-name="L1">
        <text:list-header>
          <text:p text:style-name="P17"/>
        </text:list-header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No</text:p>
          </table:table-cell>
          <table:table-cell table:style-name="Table4.B1" office:value-type="string">
            <text:p text:style-name="P13">Requirements</text:p>
          </table:table-cell>
        </table:table-row>
        <table:table-row>
          <table:table-cell table:style-name="Table4.A2" office:value-type="string">
            <text:p text:style-name="Table_20_Contents">SW-1</text:p>
          </table:table-cell>
          <table:table-cell table:style-name="Table4.B2" office:value-type="string">
            <text:p text:style-name="P18">Input password and control using keypad </text:p>
          </table:table-cell>
        </table:table-row>
        <table:table-row>
          <table:table-cell table:style-name="Table4.A2" office:value-type="string">
            <text:p text:style-name="Table_20_Contents">SW-2</text:p>
          </table:table-cell>
          <table:table-cell table:style-name="Table4.B2" office:value-type="string">
            <text:p text:style-name="P15">Read and compare RFID card with the Database</text:p>
          </table:table-cell>
        </table:table-row>
        <table:table-row>
          <table:table-cell table:style-name="Table4.A2" office:value-type="string">
            <text:p text:style-name="P19">SW-3</text:p>
          </table:table-cell>
          <table:table-cell table:style-name="Table4.B2" office:value-type="string">
            <text:p text:style-name="P15"><text:s/>Add , Delete <text:s/>RFID Card from the database</text:p>
          </table:table-cell>
        </table:table-row>
        <table:table-row>
          <table:table-cell table:style-name="Table4.A2" office:value-type="string">
            <text:p text:style-name="Table_20_Contents">SW-4</text:p>
          </table:table-cell>
          <table:table-cell table:style-name="Table4.B2" office:value-type="string">
            <text:p text:style-name="P15">Output control to relay to control 220 V device </text:p>
          </table:table-cell>
        </table:table-row>
        <table:table-row>
          <table:table-cell table:style-name="Table4.A2" office:value-type="string">
            <text:p text:style-name="Table_20_Contents">SW-5</text:p>
          </table:table-cell>
          <table:table-cell table:style-name="Table4.B2" office:value-type="string">
            <text:p text:style-name="P20">Can show graphic icons</text:p>
          </table:table-cell>
        </table:table-row>
        <table:table-row>
          <table:table-cell table:style-name="Table4.A2" office:value-type="string">
            <text:p text:style-name="Table_20_Contents">SW-6</text:p>
          </table:table-cell>
          <table:table-cell table:style-name="Table4.B2" office:value-type="string">
            <text:p text:style-name="P20">Can show character <text:s/>in text mode </text:p>
          </table:table-cell>
        </table:table-row>
        <table:table-row>
          <table:table-cell table:style-name="Table4.A2" office:value-type="string">
            <text:p text:style-name="Table_20_Contents">SW-7</text:p>
          </table:table-cell>
          <table:table-cell table:style-name="Table4.B2" office:value-type="string">
            <text:p text:style-name="P20">Menu driven interface</text:p>
          </table:table-cell>
        </table:table-row>
        <table:table-row>
          <table:table-cell table:style-name="Table4.A2" office:value-type="string">
            <text:p text:style-name="Table_20_Contents">SW-8</text:p>
          </table:table-cell>
          <table:table-cell table:style-name="Table4.B2" office:value-type="string">
            <text:p text:style-name="P21">Read /Write data to SD card </text:p>
          </table:table-cell>
        </table:table-row>
        <table:table-row>
          <table:table-cell table:style-name="Table4.A2" office:value-type="string">
            <text:p text:style-name="Table_20_Contents">SW-9</text:p>
          </table:table-cell>
          <table:table-cell table:style-name="Table4.B2" office:value-type="string">
            <text:p text:style-name="P22">Can save time <text:s/></text:p>
          </table:table-cell>
        </table:table-row>
        <table:table-row>
          <table:table-cell table:style-name="Table4.A2" office:value-type="string">
            <text:p text:style-name="P19">SW-10</text:p>
          </table:table-cell>
          <table:table-cell table:style-name="Table4.B2" office:value-type="string">
            <text:p text:style-name="P23">Can set time</text:p>
            <text:p text:style-name="P23"/>
          </table:table-cell>
        </table:table-row>
      </table:table>
      <text:p text:style-name="ChapterNo"/>
      <text:p text:style-name="P24">2</text:p>
      <text:h text:style-name="Chaptertitle" text:outline-level="1">Module Partition</text:h>
      <text:p text:style-name="Standard">This chapter partition project into block. Both HW block and SW block an check whether block available or need to new design or expand current block.<text:span text:style-name="T1"> <text:s text:c="2"/>(Use to show for who do what and task done)</text:span></text:p>
      <text:p text:style-name="Heading_20_1">E-block Software for ARM module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5">Need SW Module</text:p>
          </table:table-cell>
          <table:table-cell table:style-name="Table1.A1" office:value-type="string">
            <text:p text:style-name="P25">Available</text:p>
          </table:table-cell>
          <table:table-cell table:style-name="Table1.C1" office:value-type="string">
            <text:p text:style-name="P25">Create new</text:p>
          </table:table-cell>
        </table:table-row>
        <table:table-row>
          <table:table-cell table:style-name="Table1.A2" office:value-type="string">
            <text:p text:style-name="P26">Keypad<text:span text:style-name="T1"> (change map to module namein SW SPEC)</text:span></text:p>
          </table:table-cell>
          <table:table-cell table:style-name="Table1.A2" office:value-type="string">
            <text:p text:style-name="P27">No</text:p>
          </table:table-cell>
          <table:table-cell table:style-name="Table1.C2" office:value-type="string">
            <text:p text:style-name="P27">Yes</text:p>
          </table:table-cell>
        </table:table-row>
        <table:table-row>
          <table:table-cell table:style-name="Table1.A2" office:value-type="string">
            <text:p text:style-name="P26">Time</text:p>
          </table:table-cell>
          <table:table-cell table:style-name="Table1.A2" office:value-type="string">
            <text:p text:style-name="P27">No</text:p>
          </table:table-cell>
          <table:table-cell table:style-name="Table1.C2" office:value-type="string">
            <text:p text:style-name="P27">Yes</text:p>
          </table:table-cell>
        </table:table-row>
        <table:table-row>
          <table:table-cell table:style-name="Table1.A2" office:value-type="string">
            <text:p text:style-name="P26">SPI</text:p>
          </table:table-cell>
          <table:table-cell table:style-name="Table1.A2" office:value-type="string">
            <text:p text:style-name="P27">No</text:p>
          </table:table-cell>
          <table:table-cell table:style-name="Table1.C2" office:value-type="string">
            <text:p text:style-name="P27">Yes</text:p>
          </table:table-cell>
        </table:table-row>
        <table:table-row>
          <table:table-cell table:style-name="Table1.A2" office:value-type="string">
            <text:p text:style-name="P26">LCD</text:p>
          </table:table-cell>
          <table:table-cell table:style-name="Table1.A2" office:value-type="string">
            <text:p text:style-name="P27">No</text:p>
          </table:table-cell>
          <table:table-cell table:style-name="Table1.C2" office:value-type="string">
            <text:p text:style-name="P27">Yes</text:p>
          </table:table-cell>
        </table:table-row>
        <table:table-row>
          <table:table-cell table:style-name="Table1.A2" office:value-type="string">
            <text:p text:style-name="P26">RFID</text:p>
          </table:table-cell>
          <table:table-cell table:style-name="Table1.A2" office:value-type="string">
            <text:p text:style-name="P27">No</text:p>
          </table:table-cell>
          <table:table-cell table:style-name="Table1.C2" office:value-type="string">
            <text:p text:style-name="P27">Yes</text:p>
          </table:table-cell>
        </table:table-row>
        <table:table-row>
          <table:table-cell table:style-name="Table1.A2" office:value-type="string">
            <text:p text:style-name="P26">Relay</text:p>
          </table:table-cell>
          <table:table-cell table:style-name="Table1.A2" office:value-type="string">
            <text:p text:style-name="P27">No</text:p>
          </table:table-cell>
          <table:table-cell table:style-name="Table1.C2" office:value-type="string">
            <text:p text:style-name="P27">Yes</text:p>
          </table:table-cell>
        </table:table-row>
        <table:table-row>
          <table:table-cell table:style-name="Table1.A2" office:value-type="string">
            <text:p text:style-name="P26">SD/MMC reader</text:p>
          </table:table-cell>
          <table:table-cell table:style-name="Table1.A2" office:value-type="string">
            <text:p text:style-name="P27">No</text:p>
          </table:table-cell>
          <table:table-cell table:style-name="Table1.C2" office:value-type="string">
            <text:p text:style-name="P27">Yes</text:p>
          </table:table-cell>
        </table:table-row>
      </table:table>
      <text:p text:style-name="Text_20_body"/>
      <text:p text:style-name="Heading_20_1">E-block Hardware module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5">Need HW block</text:p>
          </table:table-cell>
          <table:table-cell table:style-name="Table2.A1" office:value-type="string">
            <text:p text:style-name="P25">Available</text:p>
          </table:table-cell>
          <table:table-cell table:style-name="Table2.C1" office:value-type="string">
            <text:p text:style-name="P25">Create new</text:p>
          </table:table-cell>
        </table:table-row>
        <table:table-row>
          <table:table-cell table:style-name="Table2.A2" office:value-type="string">
            <text:p text:style-name="P26">ARM7 LPC2138</text:p>
          </table:table-cell>
          <table:table-cell table:style-name="Table2.A2" office:value-type="string">
            <text:p text:style-name="P28">Yes</text:p>
          </table:table-cell>
          <table:table-cell table:style-name="Table2.C2" office:value-type="string">
            <text:p text:style-name="P28">No</text:p>
          </table:table-cell>
        </table:table-row>
        <table:table-row>
          <table:table-cell table:style-name="Table2.A2" office:value-type="string">
            <text:p text:style-name="P26">Keypad</text:p>
          </table:table-cell>
          <table:table-cell table:style-name="Table2.A2" office:value-type="string">
            <text:p text:style-name="P28">Yes</text:p>
          </table:table-cell>
          <table:table-cell table:style-name="Table2.C2" office:value-type="string">
            <text:p text:style-name="P28">No</text:p>
          </table:table-cell>
        </table:table-row>
        <table:table-row>
          <table:table-cell table:style-name="Table2.A2" office:value-type="string">
            <text:p text:style-name="P26">G LCD</text:p>
          </table:table-cell>
          <table:table-cell table:style-name="Table2.A2" office:value-type="string">
            <text:p text:style-name="P28">No</text:p>
          </table:table-cell>
          <table:table-cell table:style-name="Table2.C4" office:value-type="string">
            <text:p text:style-name="P28">Yes</text:p>
          </table:table-cell>
        </table:table-row>
        <table:table-row>
          <table:table-cell table:style-name="Table2.A2" office:value-type="string">
            <text:p text:style-name="P29">Wiegand RFID reader</text:p>
          </table:table-cell>
          <table:table-cell table:style-name="Table2.A2" office:value-type="string">
            <text:p text:style-name="P28">No</text:p>
          </table:table-cell>
          <table:table-cell table:style-name="Table2.C4" office:value-type="string">
            <text:p text:style-name="P28">Yes</text:p>
          </table:table-cell>
        </table:table-row>
        <table:table-row>
          <table:table-cell table:style-name="Table2.A2" office:value-type="string">
            <text:p text:style-name="P30">SD/MMC reader</text:p>
          </table:table-cell>
          <table:table-cell table:style-name="Table2.A2" office:value-type="string">
            <text:p text:style-name="P28">No</text:p>
          </table:table-cell>
          <table:table-cell table:style-name="Table2.C4" office:value-type="string">
            <text:p text:style-name="P28">Yes</text:p>
          </table:table-cell>
        </table:table-row>
        <table:table-row>
          <table:table-cell table:style-name="Table2.A2" office:value-type="string">
            <text:p text:style-name="P29">Relay</text:p>
          </table:table-cell>
          <table:table-cell table:style-name="Table2.A2" office:value-type="string">
            <text:p text:style-name="P28">Yes</text:p>
          </table:table-cell>
          <table:table-cell table:style-name="Table2.C2" office:value-type="string">
            <text:p text:style-name="P28">No</text:p>
          </table:table-cell>
        </table:table-row>
      </table:table>
      <text:p text:style-name="Text_20_body"/>
      <text:p text:style-name="Heading_20_1">E-block Hardware module requirement 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5"><text:s/>HW block</text:p>
          </table:table-cell>
          <table:table-cell table:style-name="Table7.A1" office:value-type="string">
            <text:p text:style-name="P25">Need Features </text:p>
          </table:table-cell>
          <table:table-cell table:style-name="Table7.C1" office:value-type="string">
            <text:p text:style-name="P25">Requirement Mapping</text:p>
          </table:table-cell>
        </table:table-row>
        <table:table-row>
          <table:table-cell table:style-name="Table7.A2" office:value-type="string">
            <text:p text:style-name="P26">E_ARM7</text:p>
          </table:table-cell>
          <table:table-cell table:style-name="Table7.A2" office:value-type="string">
            <text:p text:style-name="P31"><text:span text:style-name="T3">E_ARM 7 ( E-block CPU using ARM7 LPC2138</text:span><text:span text:style-name="T4">)</text:span></text:p>
            <text:list text:style-name="L2">
              <text:list-item>
                <text:p text:style-name="P32">Map to E-block pin</text:p>
              </text:list-item>
              <text:list-item>
                <text:p text:style-name="P32">Serial port and JTAG port to program</text:p>
              </text:list-item>
            </text:list>
          </table:table-cell>
          <table:table-cell table:style-name="Table7.C2" office:value-type="string">
            <text:p text:style-name="P13">HW-1</text:p>
          </table:table-cell>
        </table:table-row>
        <table:table-row>
          <table:table-cell table:style-name="Table7.A2" office:value-type="string">
            <text:p text:style-name="P26">E_RFID</text:p>
          </table:table-cell>
          <table:table-cell table:style-name="Table7.A2" office:value-type="string">
            <text:p text:style-name="P15">E_RFIDWiegand RFID (125 kHz)</text:p>
            <text:list text:style-name="L3">
              <text:list-item>
                <text:p text:style-name="P33">Output in Wiegand interface</text:p>
              </text:list-item>
              <text:list-item>
                <text:p text:style-name="P34"><text:span text:style-name="T5">Regulate V from 12 V <text:s/>( Reduce power supply)</text:span></text:p>
              </text:list-item>
            </text:list>
            <text:p text:style-name="P29"/>
          </table:table-cell>
          <table:table-cell table:style-name="Table7.C2" office:value-type="string">
            <text:p text:style-name="P13">HW-2</text:p>
          </table:table-cell>
        </table:table-row>
        <table:table-row>
          <table:table-cell table:style-name="Table7.A2" office:value-type="string">
            <text:p text:style-name="P26">E_MATRIX</text:p>
          </table:table-cell>
          <table:table-cell table:style-name="Table7.A2" office:value-type="string">
            <text:p text:style-name="P22">E_MATRIX Key pad <text:s/>12 key (4 x 3) <text:s text:c="3"/></text:p>
            <text:list text:style-name="L4">
              <text:list-item>
                <text:p text:style-name="P35">Support 12 key press</text:p>
              </text:list-item>
              <text:list-item>
                <text:p text:style-name="P36"><text:span text:style-name="T5">IO need <text:s/>(??) for Rows and column</text:span></text:p>
              </text:list-item>
            </text:list>
          </table:table-cell>
          <table:table-cell table:style-name="Table7.C2" office:value-type="string">
            <text:p text:style-name="P13">HW-3</text:p>
          </table:table-cell>
        </table:table-row>
        <table:table-row>
          <table:table-cell table:style-name="Table7.A2" office:value-type="string">
            <text:p text:style-name="P29">E_Relay</text:p>
          </table:table-cell>
          <table:table-cell table:style-name="Table7.A2" office:value-type="string">
            <text:p text:style-name="P37"><text:span text:style-name="T2">E_Relay <text:s/>( ส่วนจำลอง การควบคุม เปิด</text:span>-<text:span text:style-name="T2">ปิด ประตู )</text:span></text:p>
          </table:table-cell>
          <table:table-cell table:style-name="Table7.C2" office:value-type="string">
            <text:p text:style-name="P13">HW-4</text:p>
          </table:table-cell>
        </table:table-row>
        <table:table-row>
          <table:table-cell table:style-name="Table7.A2" office:value-type="string">
            <text:p text:style-name="P26">E_GLCD</text:p>
          </table:table-cell>
          <table:table-cell table:style-name="Table7.A2" office:value-type="string">
            <text:p text:style-name="P15">E_GLCD ( ET-NOKIA LCD 5110 )</text:p>
            <text:list text:style-name="L5">
              <text:list-item>
                <text:p text:style-name="P38">Backlight for LCD</text:p>
              </text:list-item>
              <text:list-item>
                <text:p text:style-name="P39"><text:span text:style-name="T5">SPI interface </text:span><text:s/></text:p>
              </text:list-item>
            </text:list>
          </table:table-cell>
          <table:table-cell table:style-name="Table7.C2" office:value-type="string">
            <text:p text:style-name="P13">HW-5</text:p>
          </table:table-cell>
        </table:table-row>
        <table:table-row>
          <table:table-cell table:style-name="Table7.A2" office:value-type="string">
            <text:p text:style-name="P26">E_SD/MMC</text:p>
          </table:table-cell>
          <table:table-cell table:style-name="Table7.A2" office:value-type="string">
            <text:p text:style-name="P16">E_SD/MMC Reader (<text:span text:style-name="T3">ET-MINI SD/MMC</text:span>)</text:p>
            <text:list text:style-name="L6">
              <text:list-item>
                <text:p text:style-name="P40">SPI interface</text:p>
              </text:list-item>
              <text:list-item>
                <text:p text:style-name="P40">SD/MMC socket</text:p>
              </text:list-item>
              <text:list-item>
                <text:p text:style-name="P41"><text:span text:style-name="T1">Write protect / Card detect ? <text:s text:c="2"/></text:span><text:s/></text:p>
              </text:list-item>
            </text:list>
          </table:table-cell>
          <table:table-cell table:style-name="Table7.C2" office:value-type="string">
            <text:p text:style-name="P13">HW-6</text:p>
          </table:table-cell>
        </table:table-row>
      </table:table>
      <text:p text:style-name="Text_20_body"/>
      <text:p text:style-name="Heading_20_1">E-block Software module requirement 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5"><text:s/>SW block</text:p>
          </table:table-cell>
          <table:table-cell table:style-name="Table8.A1" office:value-type="string">
            <text:p text:style-name="P25">Need Features </text:p>
          </table:table-cell>
          <table:table-cell table:style-name="Table8.C1" office:value-type="string">
            <text:p text:style-name="P25">Requirement Mapping</text:p>
          </table:table-cell>
        </table:table-row>
        <table:table-row>
          <table:table-cell table:style-name="Table8.A2" office:value-type="string">
            <text:p text:style-name="P26">E_ARM7_Keypad</text:p>
          </table:table-cell>
          <table:table-cell table:style-name="Table8.A2" office:value-type="string">
            <text:p text:style-name="P42">Keypad Controller</text:p>
            <text:p text:style-name="P15">- Can get pressed key from keypad<text:span text:style-name="T6"> <text:s/>( How many keys)</text:span></text:p>
          </table:table-cell>
          <table:table-cell table:style-name="Table8.C2" office:value-type="string">
            <text:p text:style-name="P13">SW-1</text:p>
          </table:table-cell>
        </table:table-row>
        <table:table-row>
          <table:table-cell table:style-name="Table8.A2" office:value-type="string">
            <text:p text:style-name="P26">E_ARM7_RFID</text:p>
          </table:table-cell>
          <table:table-cell table:style-name="Table8.A2" office:value-type="string">
            <text:p text:style-name="P43"><text:span text:style-name="T7">- </text:span><text:span text:style-name="T8">RFID Reader Controller</text:span></text:p>
            <text:p text:style-name="P44">- Can get data from RFID card</text:p>
          </table:table-cell>
          <table:table-cell table:style-name="Table8.C2" office:value-type="string">
            <text:p text:style-name="P13">SW-2</text:p>
          </table:table-cell>
        </table:table-row>
        <table:table-row>
          <table:table-cell table:style-name="Table8.A2" office:value-type="string">
            <text:p text:style-name="P45">Relay</text:p>
          </table:table-cell>
          <table:table-cell table:style-name="Table8.A2" office:value-type="string">
            <text:p text:style-name="P22">Relay Controller</text:p>
            <text:p text:style-name="P15">- Can receive input and simulate door open</text:p>
          </table:table-cell>
          <table:table-cell table:style-name="Table8.C2" office:value-type="string">
            <text:p text:style-name="P13">SW-4</text:p>
          </table:table-cell>
        </table:table-row>
        <table:table-row>
          <table:table-cell table:style-name="Table8.A2" office:value-type="string">
            <text:p text:style-name="P45">GLCD</text:p>
          </table:table-cell>
          <table:table-cell table:style-name="Table8.A2" office:value-type="string">
            <text:p text:style-name="P20">Graphic LCD Controller</text:p>
            <text:p text:style-name="P20"><text:s/>- Can show picture</text:p>
            <text:p text:style-name="P46">- Can convert character to show on LCD</text:p>
          </table:table-cell>
          <table:table-cell table:style-name="Table8.C2" office:value-type="string">
            <text:p text:style-name="P13">SW-5</text:p>
            <text:p text:style-name="P13">SW-6</text:p>
            <text:p text:style-name="P13">SW-7</text:p>
          </table:table-cell>
        </table:table-row>
        <table:table-row>
          <table:table-cell table:style-name="Table8.A2" office:value-type="string">
            <text:p text:style-name="P45">SD/MMC reader</text:p>
          </table:table-cell>
          <table:table-cell table:style-name="Table8.A2" office:value-type="string">
            <text:p text:style-name="P47">-<text:span text:style-name="T3">SD/MMC Reader controller</text:span></text:p>
            <text:list text:style-name="L7">
              <text:list-item>
                <text:p text:style-name="P48">Can load data</text:p>
              </text:list-item>
              <text:list-item>
                <text:p text:style-name="P48">Can save data</text:p>
              </text:list-item>
            </text:list>
          </table:table-cell>
          <table:table-cell table:style-name="Table8.C2" office:value-type="string">
            <text:p text:style-name="P13">SW-8</text:p>
          </table:table-cell>
        </table:table-row>
        <table:table-row>
          <table:table-cell table:style-name="Table8.A2" office:value-type="string">
            <text:p text:style-name="P49">E_ARM7</text:p>
          </table:table-cell>
          <table:table-cell table:style-name="Table8.A2" office:value-type="string">
            <text:p text:style-name="P47">- Interface with SD and GLCD via SPI</text:p>
            <text:p text:style-name="P47">- Save /Set time using RTC</text:p>
            <text:list text:style-name="L8">
              <text:list-item>
                <text:p text:style-name="P50"><text:span text:style-name="T7">Read RFID using interrupt</text:span></text:p>
              </text:list-item>
              <text:list-item>
                <text:p text:style-name="P51"/>
              </text:list-item>
            </text:list>
          </table:table-cell>
          <table:table-cell table:style-name="Table8.C2" office:value-type="string">
            <text:p text:style-name="P13">SW-9</text:p>
            <text:p text:style-name="P13">SW-10</text:p>
          </table:table-cell>
        </table:table-row>
      </table:table>
      <text:p text:style-name="Text_20_body"/>
      <text:p text:style-name="Text_20_body"/>
      <text:p text:style-name="Text_20_body"/>
      <text:p text:style-name="P24">3</text:p>
      <text:h text:style-name="Chaptertitle" text:outline-level="1">Module Integration</text:h>
      <text:p text:style-name="Text_20_body">This chapter explain how to do module integration both H/W and S/W module</text:p>
      <text:p text:style-name="Heading"/>
      <text:p text:style-name="P12"><draw:frame draw:style-name="fr1" draw:name="Object1" text:anchor-type="paragraph" svg:x="-1cm" svg:y="1.279cm" svg:width="19.279cm" svg:height="20.234cm" draw:z-index="4"><draw:object xlink:href="./Object 1" xlink:type="simple" xlink:show="embed" xlink:actuate="onLoad"/><draw:image xlink:href="./ObjectReplacements/Object 1" xlink:type="simple" xlink:show="embed" xlink:actuate="onLoad"/></draw:frame>H/W integration</text:p>
      <text:p text:style-name="P52"><draw:custom-shape text:anchor-type="paragraph" draw:z-index="8" draw:style-name="gr1" draw:text-style-name="P53" svg:width="3.162cm" svg:height="1.241cm" svg:x="3.304cm" svg:y="13.236cm"><text:p text:style-name="P53">ตรวจสอบว่าอยู่ใน</text:p><text:p text:style-name="P53">state delete หรือไม่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3" draw:style-name="gr1" draw:text-style-name="P53" svg:width="3.583cm" svg:height="1.265cm" svg:x="8.957cm" svg:y="18.934cm"><text:p text:style-name="P53">ตรวจสอบว่ามีการ</text:p><text:p text:style-name="P53">กด key * หรือไม่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5" draw:style-name="gr2" draw:text-style-name="P53" svg:width="2.177cm" svg:height="1.172cm" svg:x="7.548cm" svg:y="0.499cm"><text:p text:style-name="P53">เริ่มต้นการทำงาน โดยทำการ initial ระบบทั้งหมด</text:p></draw:rect><draw:rect text:anchor-type="paragraph" draw:z-index="14" draw:style-name="gr2" draw:text-style-name="P53" svg:width="2.341cm" svg:height="1.218cm" svg:x="13.594cm" svg:y="9.319cm"><text:p text:style-name="P53">ทำการรับข้อมูลจาก keypad</text:p><text:p text:style-name="P53">แล้วก็เปลี่ยน password</text:p></draw:rect><draw:custom-shape text:anchor-type="paragraph" draw:z-index="13" draw:style-name="gr1" draw:text-style-name="P53" svg:width="3.583cm" svg:height="1.265cm" svg:x="8.973cm" svg:y="15.094cm"><text:p text:style-name="P53">ตรวจสอบว่าอยู่ใน state</text:p><text:p text:style-name="P53">delete password หรือไม่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2" draw:style-name="gr1" draw:text-style-name="P53" svg:width="3.583cm" svg:height="1.265cm" svg:x="8.957cm" svg:y="13.159cm"><text:p text:style-name="P53">ตรวจสอบว่าอยู่ใน state</text:p><text:p text:style-name="P53">add password หรือไม่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0" draw:style-name="gr1" draw:text-style-name="P53" svg:width="3.583cm" svg:height="1.265cm" svg:x="8.969cm" svg:y="9.347cm"><text:p text:style-name="P53">ตรวจสอบว่าอยู่ใน state</text:p><text:p text:style-name="P53">change password หรือไม่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18" draw:style-name="gr2" draw:text-style-name="P53" svg:width="2.341cm" svg:height="1.218cm" svg:x="13.589cm" svg:y="15.155cm"><text:p text:style-name="P53">ทำการรับข้อมูลจาก keypad</text:p><text:p text:style-name="P53">แล้วก็ลบ password user</text:p></draw:rect><draw:rect text:anchor-type="paragraph" draw:z-index="17" draw:style-name="gr2" draw:text-style-name="P53" svg:width="2.341cm" svg:height="1.218cm" svg:x="13.575cm" svg:y="13.097cm"><text:p text:style-name="P53">ทำการรับข้อมูลจาก keypad</text:p><text:p text:style-name="P53">แล้วก็เพิ่ม password user</text:p></draw:rect><draw:rect text:anchor-type="paragraph" draw:z-index="16" draw:style-name="gr2" draw:text-style-name="P53" svg:width="2.341cm" svg:height="1.218cm" svg:x="13.594cm" svg:y="11.202cm"><text:p text:style-name="P53">ทำการรับข้อมูลจาก keypad</text:p><text:p text:style-name="P53">แล้วก็เปลี่ยนวันที่และเวลา</text:p></draw:rect><draw:custom-shape text:anchor-type="paragraph" draw:z-index="15" draw:style-name="gr1" draw:text-style-name="P53" svg:width="3.583cm" svg:height="1.265cm" svg:x="8.98cm" svg:y="16.983cm"><text:p text:style-name="P53">ตรวจสอบว่ามีการ</text:p><text:p text:style-name="P53">กด key ตัวเลข หรือไม่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1" draw:style-name="gr1" draw:text-style-name="P53" svg:width="3.583cm" svg:height="1.265cm" svg:x="8.964cm" svg:y="11.224cm"><text:p text:style-name="P53">ตรวจสอบว่าอยู่ใน</text:p><text:p text:style-name="P53">state set time หรือไม่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7" draw:style-name="gr1" draw:text-style-name="P53" svg:width="3.162cm" svg:height="1.241cm" svg:x="3.268cm" svg:y="9.405cm"><text:p text:style-name="P53">ตรวจสอบว่าอยู่ใน</text:p><text:p text:style-name="P53">state compare หรือไม่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9" draw:style-name="gr1" draw:text-style-name="P53" svg:width="3.162cm" svg:height="1.241cm" svg:x="3.309cm" svg:y="11.289cm"><text:p text:style-name="P53">ตรวจสอบว่าอยู่ใน</text:p><text:p text:style-name="P53">state save หรือไม่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S/W integration</text:p>
      <text:p text:style-name="P54"/>
      <text:p text:style-name="P54"><draw:line text:anchor-type="paragraph" draw:z-index="37" draw:style-name="gr3" draw:text-style-name="P53" svg:x1="8.64cm" svg:y1="-0.476cm" svg:x2="8.64cm" svg:y2="0.872cm"><text:p/></draw:line></text:p>
      <text:p text:style-name="P54"><draw:rect text:anchor-type="paragraph" draw:z-index="28" draw:style-name="gr2" draw:text-style-name="P53" svg:width="3.335cm" svg:height="1.218cm" svg:x="11.365cm" svg:y="-0.296cm"><text:p text:style-name="P53">เปลี่ยน state เป็น config</text:p></draw:rect><draw:rect text:anchor-type="paragraph" draw:z-index="33" draw:style-name="gr2" draw:text-style-name="P53" svg:width="3.255cm" svg:height="1.218cm" svg:x="2.342cm" svg:y="-0.217cm"><text:p text:style-name="P53">เปลี่ยน state เป็น config</text:p></draw:rect><draw:ellipse text:anchor-type="paragraph" draw:z-index="35" draw:style-name="gr4" draw:text-style-name="P53" svg:width="0.503cm" svg:height="0.53cm" svg:x="8.401cm" svg:y="0.049cm"><text:p/></draw:ellipse></text:p>
      <text:p text:style-name="P54"><draw:custom-shape text:anchor-type="paragraph" draw:z-index="6" draw:style-name="gr1" draw:text-style-name="P53" svg:width="3.583cm" svg:height="1.265cm" svg:x="6.819cm" svg:y="1.503cm"><text:p text:style-name="P53">ตรวจสอบว่า มีการ</text:p><text:p text:style-name="P53">stamp card รึป่าว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rect text:anchor-type="paragraph" draw:z-index="27" draw:style-name="gr2" draw:text-style-name="P53" svg:width="2.341cm" svg:height="1.218cm" svg:x="15.889cm" svg:y="0.072cm"><text:p text:style-name="P53">เก็บข้อมูลลง</text:p><text:p text:style-name="P53">SD/MMC card</text:p></draw:rect><draw:line text:anchor-type="paragraph" draw:z-index="38" draw:style-name="gr5" draw:text-style-name="P53" svg:x1="8.64cm" svg:y1="-0.217cm" svg:x2="8.64cm" svg:y2="1.529cm"><text:p/></draw:line><draw:line text:anchor-type="paragraph" draw:z-index="53" draw:style-name="gr5" draw:text-style-name="P53" svg:x1="18.059cm" svg:y1="5.105cm" svg:x2="8.825cm" svg:y2="-0.319cm"><text:p/></draw:line><draw:line text:anchor-type="paragraph" draw:z-index="56" draw:style-name="gr5" draw:text-style-name="P53" svg:x1="11.365cm" svg:y1="-0.478cm" svg:x2="8.904cm" svg:y2="-0.478cm"><text:p/></draw:line><draw:line text:anchor-type="paragraph" draw:z-index="57" draw:style-name="gr5" draw:text-style-name="P53" svg:x1="5.597cm" svg:y1="-0.504cm" svg:x2="8.402cm" svg:y2="-0.504cm"><text:p/></draw:line><draw:line text:anchor-type="paragraph" draw:z-index="58" draw:style-name="gr5" draw:text-style-name="P53" svg:x1="1.099cm" svg:y1="-0.399cm" svg:x2="2.343cm" svg:y2="-0.399cm"><text:p/></draw:line><draw:line text:anchor-type="paragraph" draw:z-index="94" draw:style-name="gr6" draw:text-style-name="P53" svg:x1="1.099cm" svg:y1="1.316cm" svg:x2="1.099cm" svg:y2="-0.399cm"><text:p/></draw:line><draw:line text:anchor-type="paragraph" draw:z-index="95" draw:style-name="gr6" draw:text-style-name="P53" svg:x1="17.133cm" svg:y1="0.073cm" svg:x2="17.133cm" svg:y2="-0.504cm"><text:p/></draw:line><draw:line text:anchor-type="paragraph" draw:z-index="55" draw:style-name="gr5" draw:text-style-name="P53" svg:x1="17.132cm" svg:y1="-0.504cm" svg:x2="14.698cm" svg:y2="-0.504cm"><text:p/></draw:line></text:p>
      <text:p text:style-name="P54"/>
      <text:p text:style-name="P54"><draw:ellipse text:anchor-type="paragraph" draw:z-index="30" draw:style-name="gr4" draw:text-style-name="P53" svg:width="0.503cm" svg:height="0.53cm" svg:x="16.947cm" svg:y="4.15cm"><text:p/></draw:ellipse><draw:rect text:anchor-type="paragraph" draw:z-index="32" draw:style-name="gr2" draw:text-style-name="P53" svg:width="2.599cm" svg:height="1.355cm" svg:x="-0.071cm" svg:y="-0.328cm"><text:p text:style-name="P53">เก็บข้อมูลลง</text:p><text:p text:style-name="P53">SD/MMC card</text:p></draw:rect><draw:line text:anchor-type="paragraph" draw:z-index="54" draw:style-name="gr5" draw:text-style-name="P53" svg:x1="17.186cm" svg:y1="4.177cm" svg:x2="17.186cm" svg:y2="-0.328cm"><text:p/></draw:line></text:p>
      <text:p text:style-name="P54"><draw:line text:anchor-type="paragraph" draw:z-index="61" draw:style-name="gr5" draw:text-style-name="P53" svg:x1="4.856cm" svg:y1="-0.325cm" svg:x2="4.856cm" svg:y2="3.069cm"><text:p/></draw:line><draw:line text:anchor-type="paragraph" draw:z-index="66" draw:style-name="gr5" draw:text-style-name="P53" svg:x1="-1.229cm" svg:y1="-0.404cm" svg:x2="-0.07cm" svg:y2="-0.404cm"><text:p/></draw:line><draw:line text:anchor-type="paragraph" draw:z-index="93" draw:style-name="gr6" draw:text-style-name="P53" svg:x1="-1.229cm" svg:y1="5.423cm" svg:x2="-1.229cm" svg:y2="-0.43cm"><text:p/></draw:line><draw:line text:anchor-type="paragraph" draw:z-index="96" draw:style-name="gr6" draw:text-style-name="P53" svg:x1="4.856cm" svg:y1="-0.325cm" svg:x2="6.819cm" svg:y2="-0.325cm"><text:p/></draw:line><draw:line text:anchor-type="paragraph" draw:z-index="97" draw:style-name="gr6" draw:text-style-name="P53" svg:x1="10.757cm" svg:y1="-0.325cm" svg:x2="10.402cm" svg:y2="-0.325cm"><text:p/></draw:line><draw:line text:anchor-type="paragraph" draw:z-index="39" draw:style-name="gr5" draw:text-style-name="P53" svg:x1="10.756cm" svg:y1="-0.325cm" svg:x2="10.756cm" svg:y2="3.037cm"><text:p/></draw:line><draw:frame text:anchor-type="paragraph" draw:z-index="108" draw:style-name="gr7" svg:width="1.324cm" svg:height="0.742cm" svg:x="12.367cm" svg:y="6.514cm"><draw:text-box><text:p>Yes</text:p></draw:text-box></draw:frame></text:p>
      <text:p text:style-name="P54"><draw:ellipse text:anchor-type="paragraph" draw:z-index="34" draw:style-name="gr4" draw:text-style-name="P53" svg:width="0.503cm" svg:height="0.53cm" svg:x="-1.468cm" svg:y="4.627cm"><text:p/></draw:ellipse><draw:ellipse text:anchor-type="paragraph" draw:z-index="36" draw:style-name="gr3" draw:text-style-name="P53" svg:width="0.503cm" svg:height="0.53cm" svg:x="17.821cm" svg:y="4.353cm"><text:p/></draw:ellipse><draw:frame text:anchor-type="paragraph" draw:z-index="116" draw:style-name="gr7" svg:width="1.324cm" svg:height="0.742cm" svg:x="10.968cm" svg:y="-0.764cm"><draw:text-box><text:p>No</text:p></draw:text-box></draw:frame></text:p>
      <text:p text:style-name="P54"><draw:frame text:anchor-type="paragraph" draw:z-index="107" draw:style-name="gr7" svg:width="1.324cm" svg:height="0.742cm" svg:x="12.367cm" svg:y="3.064cm"><draw:text-box><text:p>Yes</text:p></draw:text-box></draw:frame><draw:frame text:anchor-type="paragraph" draw:z-index="115" draw:style-name="gr7" svg:width="1.324cm" svg:height="0.742cm" svg:x="5.147cm" svg:y="-0.688cm"><draw:text-box><text:p>Yes</text:p></draw:text-box></draw:frame></text:p>
      <text:p text:style-name="P54"><draw:ellipse text:anchor-type="paragraph" draw:z-index="29" draw:style-name="gr4" draw:text-style-name="P53" svg:width="0.503cm" svg:height="0.53cm" svg:x="16.947cm" svg:y="4.694cm"><text:p/></draw:ellipse></text:p>
      <text:p text:style-name="P54"><draw:line text:anchor-type="paragraph" draw:z-index="89" draw:style-name="gr6" draw:text-style-name="P53" svg:x1="18.059cm" svg:y1="1.887cm" svg:x2="18.059cm" svg:y2="-0.649cm"><text:p/></draw:line><draw:frame text:anchor-type="paragraph" draw:z-index="106" draw:style-name="gr7" svg:width="1.324cm" svg:height="0.742cm" svg:x="12.367cm" svg:y="-0.54cm"><draw:text-box><text:p>Yes</text:p></draw:text-box></draw:frame></text:p>
      <text:p text:style-name="P54"><draw:line text:anchor-type="paragraph" draw:z-index="40" draw:style-name="gr5" draw:text-style-name="P53" svg:x1="12.552cm" svg:y1="-0.439cm" svg:x2="13.594cm" svg:y2="-0.439cm"><text:p/></draw:line><draw:line text:anchor-type="paragraph" draw:z-index="59" draw:style-name="gr5" draw:text-style-name="P53" svg:x1="17.186cm" svg:y1="3.05cm" svg:x2="17.186cm" svg:y2="-0.252cm"><text:p/></draw:line><draw:line text:anchor-type="paragraph" draw:z-index="87" draw:style-name="gr4" draw:text-style-name="P53" svg:x1="6.482cm" svg:y1="-0.386cm" svg:x2="7.052cm" svg:y2="-0.386cm"><text:p/></draw:line><draw:line text:anchor-type="paragraph" draw:z-index="88" draw:style-name="gr4" draw:text-style-name="P53" svg:x1="7.026cm" svg:y1="-0.386cm" svg:x2="7.026cm" svg:y2="4.562cm"><text:p/></draw:line><draw:line text:anchor-type="paragraph" draw:z-index="91" draw:style-name="gr5" draw:text-style-name="P53" svg:x1="15.935cm" svg:y1="-0.492cm" svg:x2="16.947cm" svg:y2="-0.492cm"><text:p/></draw:line><draw:frame text:anchor-type="paragraph" draw:z-index="101" draw:style-name="gr7" svg:width="1.324cm" svg:height="0.742cm" svg:x="7.147cm" svg:y="1.312cm"><draw:text-box><text:p>Yes</text:p></draw:text-box></draw:frame><draw:frame text:anchor-type="paragraph" draw:z-index="117" draw:style-name="gr7" svg:width="1.324cm" svg:height="0.742cm" svg:x="11.021cm" svg:y="2.104cm"><draw:text-box><text:p>No</text:p></draw:text-box></draw:frame></text:p>
      <text:p text:style-name="P54"><draw:line text:anchor-type="paragraph" draw:z-index="44" draw:style-name="gr5" draw:text-style-name="P53" svg:x1="10.783cm" svg:y1="-0.63cm" svg:x2="10.783cm" svg:y2="-0.018cm"><text:p/></draw:line><draw:line text:anchor-type="paragraph" draw:z-index="62" draw:style-name="gr5" draw:text-style-name="P53" svg:x1="4.882cm" svg:y1="-0.596cm" svg:x2="4.882cm" svg:y2="0.048cm"><text:p/></draw:line><draw:frame text:anchor-type="paragraph" draw:z-index="100" draw:style-name="gr7" svg:width="1.324cm" svg:height="0.742cm" svg:x="2.739cm" svg:y="-0.385cm"><draw:text-box><text:p>Yes</text:p></draw:text-box></draw:frame><draw:frame text:anchor-type="paragraph" draw:z-index="118" draw:style-name="gr7" svg:width="1.324cm" svg:height="0.742cm" svg:x="11.044cm" svg:y="-0.656cm"><draw:text-box><text:p>No</text:p></draw:text-box></draw:frame><draw:frame text:anchor-type="paragraph" draw:z-index="126" draw:style-name="gr7" svg:width="1.324cm" svg:height="0.742cm" svg:x="5.147cm" svg:y="-0.596cm"><draw:text-box><text:p>No</text:p></draw:text-box></draw:frame></text:p>
      <text:p text:style-name="P54"><draw:line text:anchor-type="paragraph" draw:z-index="41" draw:style-name="gr5" draw:text-style-name="P53" svg:x1="12.547cm" svg:y1="-0.205cm" svg:x2="13.595cm" svg:y2="-0.205cm"><text:p/></draw:line><draw:line text:anchor-type="paragraph" draw:z-index="64" draw:style-name="gr5" draw:text-style-name="P53" svg:x1="-0.277cm" svg:y1="-0.019cm" svg:x2="-0.965cm" svg:y2="-0.019cm"><text:p/></draw:line><draw:rect text:anchor-type="paragraph" draw:z-index="21" draw:style-name="gr2" draw:text-style-name="P53" svg:width="2.752cm" svg:height="1.218cm" svg:x="-0.277cm" svg:y="-0.73cm"><text:p text:style-name="P53">ทำการเก็บข้อมูล card</text:p></draw:rect><draw:line text:anchor-type="paragraph" draw:z-index="0" draw:style-name="gr3" draw:text-style-name="P53" svg:x1="15.935cm" svg:y1="-0.258cm" svg:x2="17.821cm" svg:y2="-0.258cm"><text:p/></draw:line><draw:line text:anchor-type="paragraph" draw:z-index="98" draw:style-name="gr5" draw:text-style-name="P53" svg:x1="3.309cm" svg:y1="-0.152cm" svg:x2="2.475cm" svg:y2="-0.152cm"><text:p/></draw:line><draw:frame text:anchor-type="paragraph" draw:z-index="109" draw:style-name="gr7" svg:width="1.324cm" svg:height="0.742cm" svg:x="12.367cm" svg:y="2.831cm"><draw:text-box><text:p>Yes</text:p></draw:text-box></draw:frame><draw:line text:anchor-type="paragraph" draw:z-index="128" draw:style-name="gr5" draw:text-style-name="P53" svg:x1="18.059cm" svg:y1="9.322cm" svg:x2="18.059cm" svg:y2="-0.076cm"><text:p/></draw:line></text:p>
      <text:p text:style-name="P54"><draw:line text:anchor-type="paragraph" draw:z-index="45" draw:style-name="gr5" draw:text-style-name="P53" svg:x1="10.756cm" svg:y1="-0.397cm" svg:x2="10.756cm" svg:y2="0.273cm"><text:p/></draw:line><draw:line text:anchor-type="paragraph" draw:z-index="63" draw:style-name="gr5" draw:text-style-name="P53" svg:x1="4.882cm" svg:y1="-0.356cm" svg:x2="4.882cm" svg:y2="0.325cm"><text:p/></draw:line><draw:line text:anchor-type="paragraph" draw:z-index="65" draw:style-name="gr5" draw:text-style-name="P53" svg:x1="-1.229cm" svg:y1="1.037cm" svg:x2="-1.229cm" svg:y2="-0.572cm"><text:p/></draw:line><draw:frame text:anchor-type="paragraph" draw:z-index="102" draw:style-name="gr7" svg:width="1.324cm" svg:height="0.742cm" svg:x="2.776cm" svg:y="-0.153cm"><draw:text-box><text:p>Yes</text:p></draw:text-box></draw:frame><draw:frame text:anchor-type="paragraph" draw:z-index="127" draw:style-name="gr7" svg:width="1.324cm" svg:height="0.742cm" svg:x="5.142cm" svg:y="-0.293cm"><draw:text-box><text:p>No</text:p></draw:text-box></draw:frame></text:p>
      <text:p text:style-name="P54"><draw:line text:anchor-type="paragraph" draw:z-index="42" draw:style-name="gr5" draw:text-style-name="P53" svg:x1="12.539cm" svg:y1="0.083cm" svg:x2="13.574cm" svg:y2="0.083cm"><text:p/></draw:line><draw:rect text:anchor-type="paragraph" draw:z-index="22" draw:style-name="gr2" draw:text-style-name="P53" svg:width="2.827cm" svg:height="1.218cm" svg:x="-0.298cm" svg:y="-0.443cm"><text:p text:style-name="P53">ทำการลบข้อมูล card</text:p></draw:rect><draw:line text:anchor-type="paragraph" draw:z-index="90" draw:style-name="gr5" draw:text-style-name="P53" svg:x1="15.916cm" svg:y1="0.083cm" svg:x2="16.948cm" svg:y2="0.083cm"><text:p/></draw:line><draw:frame text:anchor-type="paragraph" draw:z-index="119" draw:style-name="gr7" svg:width="1.324cm" svg:height="0.742cm" svg:x="11.044cm" svg:y="0.746cm"><draw:text-box><text:p>No</text:p></draw:text-box></draw:frame></text:p>
      <text:p text:style-name="P54"><draw:line text:anchor-type="paragraph" draw:z-index="46" draw:style-name="gr5" draw:text-style-name="P53" svg:x1="10.783cm" svg:y1="-0.106cm" svg:x2="10.783cm" svg:y2="0.564cm"><text:p/></draw:line><draw:line text:anchor-type="paragraph" draw:z-index="60" draw:style-name="gr5" draw:text-style-name="P53" svg:x1="17.186cm" svg:y1="1.299cm" svg:x2="17.186cm" svg:y2="-0.504cm"><text:p/></draw:line><draw:line text:anchor-type="paragraph" draw:z-index="92" draw:style-name="gr6" draw:text-style-name="P53" svg:x1="-1.229cm" svg:y1="-0.607cm" svg:x2="-0.298cm" svg:y2="-0.607cm"><text:p/></draw:line><draw:line text:anchor-type="paragraph" draw:z-index="99" draw:style-name="gr5" draw:text-style-name="P53" svg:x1="3.304cm" svg:y1="-0.686cm" svg:x2="2.528cm" svg:y2="-0.686cm"><text:p/></draw:line><draw:line text:anchor-type="paragraph" draw:z-index="105" draw:style-name="gr6" draw:text-style-name="P53" svg:x1="4.882cm" svg:y1="-0.053cm" svg:x2="3.824cm" svg:y2="1.653cm"><text:p/></draw:line></text:p>
      <text:p text:style-name="P54"><draw:custom-shape text:anchor-type="paragraph" draw:z-index="26" draw:style-name="gr1" draw:text-style-name="P53" svg:width="3.583cm" svg:height="1.265cm" svg:x="8.983cm" svg:y="5.699cm"><text:p text:style-name="P53">ตรวจสอบว่าอยู่ใน state</text:p><text:p text:style-name="P53">config หรือไม่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20" draw:style-name="gr2" draw:text-style-name="P53" svg:width="2.341cm" svg:height="1.218cm" svg:x="13.564cm" svg:y="5.768cm"><text:p text:style-name="P53">ทำการรับข้อมูลจาก keypad</text:p><text:p text:style-name="P53">แล้วเปลี่ยน state ตามหมายเลข</text:p></draw:rect><draw:custom-shape text:anchor-type="paragraph" draw:z-index="24" draw:style-name="gr1" draw:text-style-name="P53" svg:width="3.583cm" svg:height="1.265cm" svg:x="4.697cm" svg:y="5.62cm"><text:p text:style-name="P53">ตรวจสอบว่ามี password</text:p><text:p text:style-name="P53">user นี้ในระบบหรือไม่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7" draw:style-name="gr5" draw:text-style-name="P53" svg:x1="7.025cm" svg:y1="-0.37cm" svg:x2="1.575cm" svg:y2="5.673cm"><text:p/></draw:line></text:p>
      <text:p text:style-name="P54"><draw:ellipse text:anchor-type="paragraph" draw:z-index="31" draw:style-name="gr4" draw:text-style-name="P53" svg:width="0.503cm" svg:height="0.53cm" svg:x="17.821cm" svg:y="5.239cm"><text:p/></draw:ellipse><draw:line text:anchor-type="paragraph" draw:z-index="43" draw:style-name="gr5" draw:text-style-name="P53" svg:x1="12.555cm" svg:y1="-0.452cm" svg:x2="13.589cm" svg:y2="-0.452cm"><text:p/></draw:line><draw:line text:anchor-type="paragraph" draw:z-index="86" draw:style-name="gr6" draw:text-style-name="P53" svg:x1="15.93cm" svg:y1="-0.346cm" svg:x2="17.186cm" svg:y2="-0.346cm"><text:p/></draw:line><draw:line text:anchor-type="paragraph" draw:z-index="104" draw:style-name="gr6" draw:text-style-name="P53" svg:x1="3.824cm" svg:y1="4.851cm" svg:x2="3.824cm" svg:y2="0.009cm"><text:p/></draw:line></text:p>
      <text:p text:style-name="P54"><draw:line text:anchor-type="paragraph" draw:z-index="47" draw:style-name="gr5" draw:text-style-name="P53" svg:x1="10.783cm" svg:y1="-0.637cm" svg:x2="10.783cm" svg:y2="-0.013cm"><text:p/></draw:line><draw:rect text:anchor-type="paragraph" draw:z-index="19" draw:style-name="gr8" draw:text-style-name="P53" svg:width="3.652cm" svg:height="1.218cm" svg:x="4.724cm" svg:y="0.078cm"><text:p text:style-name="P53">ทำการรับข้อมูลจาก keypad</text:p></draw:rect><draw:frame text:anchor-type="paragraph" draw:z-index="110" draw:style-name="gr7" svg:width="1.324cm" svg:height="0.742cm" svg:x="8.613cm" svg:y="-0.194cm"><draw:text-box><text:p>Yes</text:p></draw:text-box></draw:frame></text:p>
      <text:p text:style-name="P54"><draw:line text:anchor-type="paragraph" draw:z-index="48" draw:style-name="gr5" draw:text-style-name="P53" svg:x1="10.809cm" svg:y1="0.43cm" svg:x2="10.809cm" svg:y2="1.116cm"><text:p/></draw:line><draw:line text:anchor-type="paragraph" draw:z-index="49" draw:style-name="gr5" draw:text-style-name="P53" svg:x1="10.783cm" svg:y1="2.381cm" svg:x2="10.783cm" svg:y2="3.233cm"><text:p/></draw:line><draw:line text:anchor-type="paragraph" draw:z-index="50" draw:style-name="gr5" draw:text-style-name="P53" svg:x1="14.778cm" svg:y1="1.741cm" svg:x2="14.778cm" svg:y2="3.329cm"><text:p/></draw:line><draw:line text:anchor-type="paragraph" draw:z-index="51" draw:style-name="gr5" draw:text-style-name="P53" svg:x1="12.566cm" svg:y1="3.858cm" svg:x2="13.564cm" svg:y2="3.858cm"><text:p/></draw:line><draw:line text:anchor-type="paragraph" draw:z-index="3" draw:style-name="gr5" draw:text-style-name="P53" svg:x1="15.677cm" svg:y1="3.884cm" svg:x2="17.847cm" svg:y2="3.884cm"><text:p/></draw:line><draw:line text:anchor-type="paragraph" draw:z-index="52" draw:style-name="gr5" draw:text-style-name="P53" svg:x1="18.059cm" svg:y1="7.377cm" svg:x2="18.059cm" svg:y2="4.124cm"><text:p/></draw:line><draw:line text:anchor-type="paragraph" draw:z-index="68" draw:style-name="gr5" draw:text-style-name="P53" svg:x1="6.523cm" svg:y1="0.473cm" svg:x2="6.523cm" svg:y2="3.154cm"><text:p/></draw:line><draw:line text:anchor-type="paragraph" draw:z-index="1" draw:style-name="gr5" draw:text-style-name="P53" svg:x1="9.086cm" svg:y1="-0.217cm" svg:x2="8.375cm" svg:y2="-0.217cm"><text:p/></draw:line><draw:rect text:anchor-type="paragraph" draw:z-index="69" draw:style-name="gr8" draw:text-style-name="P53" svg:width="2.341cm" svg:height="1.218cm" svg:x="8.375cm" svg:y="5.075cm"><text:p text:style-name="P53">ประตูเปิด 5 วินาที</text:p></draw:rect><draw:ellipse text:anchor-type="paragraph" draw:z-index="70" draw:style-name="gr4" draw:text-style-name="P53" svg:width="0.503cm" svg:height="0.53cm" svg:x="6.258cm" svg:y="5.419cm"><text:p/></draw:ellipse><draw:ellipse text:anchor-type="paragraph" draw:z-index="71" draw:style-name="gr4" draw:text-style-name="P53" svg:width="0.503cm" svg:height="0.53cm" svg:x="6.258cm" svg:y="7.086cm"><text:p/></draw:ellipse><draw:line text:anchor-type="paragraph" draw:z-index="72" draw:style-name="gr5" draw:text-style-name="P53" svg:x1="6.787cm" svg:y1="5.657cm" svg:x2="8.375cm" svg:y2="5.657cm"><text:p/></draw:line><draw:line text:anchor-type="paragraph" draw:z-index="73" draw:style-name="gr5" draw:text-style-name="P53" svg:x1="16.762cm" svg:y1="5.631cm" svg:x2="17.926cm" svg:y2="4.098cm"><text:p/></draw:line><draw:line text:anchor-type="paragraph" draw:z-index="74" draw:style-name="gr5" draw:text-style-name="P53" svg:x1="6.496cm" svg:y1="4.419cm" svg:x2="6.496cm" svg:y2="5.419cm"><text:p/></draw:line><draw:line text:anchor-type="paragraph" draw:z-index="75" draw:style-name="gr5" draw:text-style-name="P53" svg:x1="1.549cm" svg:y1="5.657cm" svg:x2="6.285cm" svg:y2="5.657cm"><text:p/></draw:line><draw:line text:anchor-type="paragraph" draw:z-index="76" draw:style-name="gr5" draw:text-style-name="P53" svg:x1="4.724cm" svg:y1="6.107cm" svg:x2="6.338cm" svg:y2="7.165cm"><text:p/></draw:line><draw:line text:anchor-type="paragraph" draw:z-index="77" draw:style-name="gr5" draw:text-style-name="P53" svg:x1="-0.25cm" svg:y1="7.377cm" svg:x2="6.259cm" svg:y2="7.377cm"><text:p/></draw:line><draw:line text:anchor-type="paragraph" draw:z-index="78" draw:style-name="gr6" draw:text-style-name="P53" svg:x1="6.761cm" svg:y1="7.366cm" svg:x2="18.059cm" svg:y2="7.366cm"><text:p/></draw:line><draw:line text:anchor-type="paragraph" draw:z-index="79" draw:style-name="gr6" draw:text-style-name="P53" svg:x1="-0.25cm" svg:y1="3.831cm" svg:x2="-0.25cm" svg:y2="7.376cm"><text:p/></draw:line><draw:line text:anchor-type="paragraph" draw:z-index="80" draw:style-name="gr6" draw:text-style-name="P53" svg:x1="1.549cm" svg:y1="4.498cm" svg:x2="1.549cm" svg:y2="5.657cm"><text:p/></draw:line><draw:line text:anchor-type="paragraph" draw:z-index="81" draw:style-name="gr6" draw:text-style-name="P53" svg:x1="10.716cm" svg:y1="5.63cm" svg:x2="16.763cm" svg:y2="5.63cm"><text:p/></draw:line><draw:line text:anchor-type="paragraph" draw:z-index="2" draw:style-name="gr6" draw:text-style-name="P53" svg:x1="4.697cm" svg:y1="3.778cm" svg:x2="4.697cm" svg:y2="6.106cm"><text:p/></draw:line><draw:line text:anchor-type="paragraph" draw:z-index="82" draw:style-name="gr5" draw:text-style-name="P53" svg:x1="16.048cm" svg:y1="4.996cm" svg:x2="17.847cm" svg:y2="3.992cm"><text:p/></draw:line><draw:line text:anchor-type="paragraph" draw:z-index="83" draw:style-name="gr6" draw:text-style-name="P53" svg:x1="10.783cm" svg:y1="4.524cm" svg:x2="11.444cm" svg:y2="4.995cm"><text:p/></draw:line><draw:line text:anchor-type="paragraph" draw:z-index="84" draw:style-name="gr6" draw:text-style-name="P53" svg:x1="11.444cm" svg:y1="4.995cm" svg:x2="16.048cm" svg:y2="4.995cm"><text:p/></draw:line><draw:line text:anchor-type="paragraph" draw:z-index="85" draw:style-name="gr6" draw:text-style-name="P53" svg:x1="12.539cm" svg:y1="1.741cm" svg:x2="14.804cm" svg:y2="1.741cm"><text:p/></draw:line><draw:line text:anchor-type="paragraph" draw:z-index="103" draw:style-name="gr5" draw:text-style-name="P53" svg:x1="3.824cm" svg:y1="3.207cm" svg:x2="6.338cm" svg:y2="5.472cm"><text:p/></draw:line><draw:frame text:anchor-type="paragraph" draw:z-index="111" draw:style-name="gr7" svg:width="1.324cm" svg:height="0.742cm" svg:x="13.399cm" svg:y="1.037cm"><draw:text-box><text:p>Yes</text:p></draw:text-box></draw:frame><draw:frame text:anchor-type="paragraph" draw:z-index="112" draw:style-name="gr7" svg:width="1.324cm" svg:height="0.742cm" svg:x="12.367cm" svg:y="3.016cm"><draw:text-box><text:p>Yes</text:p></draw:text-box></draw:frame><draw:frame text:anchor-type="paragraph" draw:z-index="113" draw:style-name="gr7" svg:width="1.324cm" svg:height="0.742cm" svg:x="6.705cm" svg:y="4.487cm"><draw:text-box><text:p>Yes</text:p></draw:text-box></draw:frame><draw:frame text:anchor-type="paragraph" draw:z-index="114" draw:style-name="gr7" svg:width="1.324cm" svg:height="0.742cm" svg:x="1.757cm" svg:y="4.498cm"><draw:text-box><text:p>Yes</text:p></draw:text-box></draw:frame><draw:frame text:anchor-type="paragraph" draw:z-index="120" draw:style-name="gr7" svg:width="1.324cm" svg:height="0.742cm" svg:x="11.044cm" svg:y="-1.45cm"><draw:text-box><text:p>No</text:p></draw:text-box></draw:frame><draw:frame text:anchor-type="paragraph" draw:z-index="121" draw:style-name="gr7" svg:width="1.324cm" svg:height="0.742cm" svg:x="11.044cm" svg:y="0.482cm"><draw:text-box><text:p>No</text:p></draw:text-box></draw:frame><draw:frame text:anchor-type="paragraph" draw:z-index="122" draw:style-name="gr7" svg:width="1.324cm" svg:height="0.742cm" svg:x="11.044cm" svg:y="2.582cm"><draw:text-box><text:p>No</text:p></draw:text-box></draw:frame><draw:frame text:anchor-type="paragraph" draw:z-index="123" draw:style-name="gr7" svg:width="1.324cm" svg:height="0.742cm" svg:x="11.441cm" svg:y="4.344cm"><draw:text-box><text:p>No</text:p></draw:text-box></draw:frame><draw:frame text:anchor-type="paragraph" draw:z-index="124" draw:style-name="gr7" svg:width="1.324cm" svg:height="0.742cm" svg:x="-1.021cm" svg:y="4.503cm"><draw:text-box><text:p>No</text:p></draw:text-box></draw:frame><draw:frame text:anchor-type="paragraph" draw:z-index="125" draw:style-name="gr7" svg:width="1.324cm" svg:height="0.742cm" svg:x="3.93cm" svg:y="4.419cm"><draw:text-box><text:p>No</text:p></draw:text-box></draw:frame><draw:custom-shape text:anchor-type="paragraph" draw:z-index="25" draw:style-name="gr1" draw:text-style-name="P53" svg:width="2.329cm" svg:height="1.1cm" svg:x="0.411cm" svg:y="3.604cm"><text:p text:style-name="P53">ตรวจสอบว่ามี card</text:p><text:p text:style-name="P53">นี้ในระบบหรือไม่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4">4</text:p>
      <text:h text:style-name="Chaptertitle" text:outline-level="1">Testing</text:h>
      <text:p text:style-name="P55">Testing environment</text:p>
      <text:p text:style-name="P56">Specify testing environment use in this project</text:p>
      <text:p text:style-name="Text_20_body">There are tests for module and integration test for whole project.</text:p>
      <text:p text:style-name="Text_20_body">Module testing <text:s/>refer to each module testing work sheet.</text:p>
      <text:p text:style-name="Text_20_body">Integration testing map by translate requirement to test case, specify test expectation and test results</text:p>
      <text:p text:style-name="Text_20_body"/>
      <text:p text:style-name="P57">From requirement table map to test case </text:p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58">Requirement</text:p>
          </table:table-cell>
          <table:table-cell table:style-name="Table5.A1" office:value-type="string">
            <text:p text:style-name="P13">Test cases </text:p>
          </table:table-cell>
          <table:table-cell table:style-name="Table5.A1" office:value-type="string">
            <text:p text:style-name="P13">Expect results</text:p>
          </table:table-cell>
          <table:table-cell table:style-name="Table5.D1" office:value-type="string">
            <text:p text:style-name="P13">Results </text:p>
          </table:table-cell>
        </table:table-row>
        <table:table-row>
          <table:table-cell table:style-name="Table5.A2" office:value-type="string">
            <text:p text:style-name="Table_20_Contents">HW-1</text:p>
          </table:table-cell>
          <table:table-cell table:style-name="Table5.A2" office:value-type="string">
            <text:p text:style-name="Table_20_Contents">1.1 <text:s/>Load program into E_ARM</text:p>
            <text:p text:style-name="Table_20_Contents">1.2 <text:s/>Run program from E_ARM</text:p>
          </table:table-cell>
          <table:table-cell table:style-name="Table5.A2" office:value-type="string">
            <text:p text:style-name="Table_20_Contents">Load and run program properly</text:p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HW-2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HW-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HW-4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HW-5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HW-6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HW-7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SW-1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SW-2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19">SW-3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SW-4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SW-5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SW-6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SW-7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SW-8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SW-9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19">SW-10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Table_20_Contents"/>
          </table:table-cell>
        </table:table-row>
      </table:table>
      <text:p text:style-name="Text_20_body"/>
      <text:p text:style-name="P24">5</text:p>
      <text:h text:style-name="Chaptertitle" text:outline-level="1">Wrap up</text:h>
      <text:p text:style-name="Text_20_body">This chapter is check list for project wrap up to make sure that all documents and files had been updated properly</text:p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3">Tasks</text:p>
          </table:table-cell>
          <table:table-cell table:style-name="Table9.B1" office:value-type="string">
            <text:p text:style-name="P13">Status</text:p>
          </table:table-cell>
        </table:table-row>
        <table:table-row>
          <table:table-cell table:style-name="Table9.A2" office:value-type="string">
            <text:p text:style-name="Table_20_Contents">Update E_Block_HWSpec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Update E_Block_SWSpec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Project document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Put all source code in repository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Put all schematics in repository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Put all PCB in repository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Update Web and E-block catalog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Provide bug report form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B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ngsana New2" svg:font-family="'Angsana New'"/>
    <style:font-face style:name="Angsana New" svg:font-family="'Angsana New', serif"/>
    <style:font-face style:name="StarSymbol1" svg:font-family="StarSymbol"/>
    <style:font-face style:name="Brush Flash" svg:font-family="'Brush Flash', 'Times New Roman'" style:font-pitch="variable"/>
    <style:font-face style:name="Sci Fied 2002" svg:font-family="'Sci Fied 2002'" style:font-pitch="variable"/>
    <style:font-face style:name="AngsanaUPC" svg:font-family="AngsanaUPC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gsana New1" svg:font-family="'Angsana New'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heads_20_2" draw:display-name="Arrowheads 2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Angsana New1" style:font-size-complex="12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ngsana New1" style:font-size-complex="18.6499996185303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Angsana New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925cm" style:type="center"/>
          <style:tab-stop style:position="11.8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25cm" style:type="center"/>
          <style:tab-stop style:position="11.8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gsana New2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2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24pt" fo:font-weight="bold" style:font-size-asian="16pt" style:font-weight-asian="bold" style:font-size-complex="2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1.8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1.35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0.8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0.35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9.85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9.35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8.85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8.35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7.85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7.357cm" style:type="right" style:leader-style="dotted" style:leader-text="."/>
        </style:tab-stops>
      </style:paragraph-properties>
    </style:style>
    <style:style style:name="ChapterNo" style:family="paragraph" style:parent-style-name="Heading_20_1" style:next-style-name="Chaptertitle" style:auto-update="true" style:class="chapter" style:master-page-name="">
      <style:paragraph-properties fo:margin-left="0cm" fo:margin-right="0cm" fo:margin-top="3cm" fo:margin-bottom="0cm" fo:text-align="end" style:justify-single-word="false" fo:keep-together="always" fo:text-indent="0cm" style:auto-text-indent="false" fo:background-color="transparent" fo:padding="0cm" fo:border="none" style:shadow="none">
        <style:tab-stops/>
        <style:drop-cap/>
        <style:background-image/>
      </style:paragraph-properties>
      <style:text-properties fo:text-transform="uppercase" style:font-name="Times New Roman" fo:font-size="72pt" fo:font-style="italic" style:text-underline-style="none" fo:font-weight="bold" fo:background-color="transparent" style:font-size-asian="72pt" style:font-weight-asian="bold" style:font-name-complex="AngsanaUPC" style:font-size-complex="72pt" style:font-weight-complex="bold"/>
    </style:style>
    <style:style style:name="Chaptertitle" style:family="paragraph" style:parent-style-name="Heading" style:auto-update="true" style:class="chapter" style:master-page-name="" style:default-outline-level="1">
      <style:paragraph-properties fo:margin-top="0cm" fo:margin-bottom="0.101cm" fo:text-align="end" style:justify-single-word="false" fo:keep-together="always" fo:background-color="transparent" style:shadow="none" fo:keep-with-next="auto">
        <style:tab-stops/>
        <style:background-image/>
      </style:paragraph-properties>
      <style:text-properties style:font-name="Times New Roman1" fo:font-size="16pt" fo:font-style="italic" style:text-underline-style="solid" style:text-underline-width="auto" style:text-underline-color="font-color" style:font-size-complex="16pt" style:font-style-complex="italic"/>
    </style:style>
    <style:style style:name="Chaptertext" style:family="paragraph" style:parent-style-name="Heading_20_8" style:class="text" style:master-page-name="">
      <style:text-properties style:font-name="Times New Roman1" fo:font-size="12pt" fo:font-weight="normal" style:font-size-complex="12pt" style:font-weight-complex="normal"/>
    </style:style>
    <style:style style:name="Correct" style:family="paragraph" style:parent-style-name="Footer" style:class="extra" style:master-page-name="">
      <style:text-properties fo:color="#ff0000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11.85cm" style:type="right"/>
        </style:tab-stops>
      </style:paragraph-properties>
    </style:style>
    <style:style style:name="T1" style:family="text">
      <style:text-properties fo:color="#ff0000" style:font-name="Brush Flash" fo:font-size="18pt" style:font-size-asian="18pt" style:font-size-complex="10pt"/>
    </style:style>
    <style:style style:name="T2" style:family="text">
      <style:text-properties fo:color="#ff0000" style:font-name="Sci Fied 2002" fo:font-size="9pt" style:font-size-asian="9pt" style:font-size-complex="10pt"/>
    </style:style>
    <style:style style:name="T3" style:family="text">
      <style:text-properties style:font-name="Sci Fied 2002" fo:font-size="9pt" style:font-size-asian="9pt" style:font-size-complex="10pt"/>
    </style:style>
    <style:style style:name="T4" style:family="text">
      <style:text-properties style:font-name="Sci Fied 2002" fo:font-size="9pt" style:font-size-asian="9pt" style:font-size-complex="9pt"/>
    </style:style>
    <style:style style:name="T5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/>
    </style:page-layout>
    <style:page-layout style:name="pm2">
      <style:page-layout-properties fo:page-width="14.85cm" fo:page-height="21.001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text:span text:style-name="T1"><text:s/></text:span><text:span text:style-name="T2">Gear</text:span><text:span text:style-name="T3">tronics.net <text:s text:c="61"/></text:span><text:span text:style-name="T4">Security door using RFID<text:tab/></text:span><text:span text:style-name="T5"><text:page-number text:select-page="current">14</text:page-number></text:span></text:p>
      </style:head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8-02-21T11:23:44</meta:creation-date>
    <dc:creator>wichai tos</dc:creator>
    <dc:date>2008-05-21T12:33:41</dc:date>
    <dc:language>en-US</dc:language>
    <meta:editing-cycles>82</meta:editing-cycles>
    <meta:editing-duration>PT21H2M38S</meta:editing-duration>
    <meta:user-defined meta:name="Info 1"/>
    <meta:user-defined meta:name="Info 2"/>
    <meta:user-defined meta:name="Info 3"/>
    <meta:user-defined meta:name="Info 4"/>
    <meta:document-statistic meta:table-count="8" meta:image-count="0" meta:object-count="1" meta:page-count="14" meta:paragraph-count="238" meta:word-count="868" meta:character-count="44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adornments="Regular" style:font-family-generic="modern" style:font-pitch="fixed"/>
    <style:font-face style:name="Angsana New" svg:font-family="'Angsana New'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ordia New" svg:font-family="'Cordia Ne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61cm"/>
    </style:style>
    <style:style style:name="co2" style:family="table-column">
      <style:table-column-properties fo:break-before="auto" style:column-width="5.40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544cm"/>
    </style:style>
    <style:style style:name="co5" style:family="table-column">
      <style:table-column-properties fo:break-before="auto" style:column-width="3.11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en" style:country-asian="US" style:font-style-asian="normal" style:font-weight-asian="normal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fo:language="en" fo:country="US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fo:language="en" fo:country="US" fo:text-shadow="none" style:text-underline-style="none" style:text-underline-mode="continuous" style:text-line-through-mode="continuous" style:font-name-asian="Arial Unicode MS1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transparent"/>
      <style:text-properties fo:font-weight="bold"/>
    </style:style>
    <style:style style:name="ce8" style:family="table-cell" style:parent-style-name="Default">
      <style:table-cell-properties fo:background-color="transparent" fo:border="none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9999ff" style:text-align-source="fix" style:repeat-content="false" fo:wrap-option="wrap" fo:border="0.002cm solid #000000"/>
      <style:paragraph-properties fo:text-align="center" fo:margin-left="0cm"/>
    </style:style>
    <style:style style:name="T1" style:family="text">
      <style:text-properties style:use-window-font-color="true" style:font-name="Arial" fo:font-size="10pt" fo:language="en" fo:country="US" style:font-name-asian="Arial Unicode MS1" style:language-asian="en" style:country-asian="US" style:font-name-complex="Angsana New" style:font-size-complex="10pt"/>
    </style:style>
    <style:style style:name="T2" style:family="text">
      <style:text-properties style:use-window-font-color="true" style:font-name="Arial" fo:font-size="10pt" fo:language="en" fo:country="US" fo:font-style="normal" fo:font-weight="normal" style:font-name-asian="Arial Unicode MS1" style:language-asian="en" style:country-asian="US" style:font-name-complex="Angsana New" style:font-size-complex="10pt"/>
    </style:style>
  </office:automatic-styles>
  <office:body>
    <office:spreadsheet>
      <table:table table:name="Port usage ARM7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1" office:value-type="string">
            <text:p>Port/ Peripheral</text:p>
          </table:table-cell>
          <table:table-cell table:style-name="ce1" office:value-type="string">
            <text:p>ARM7 LPC2138</text:p>
          </table:table-cell>
          <table:table-cell table:style-name="ce1" office:value-type="string">
            <text:p>CPU</text:p>
          </table:table-cell>
          <table:table-cell table:style-name="ce10" office:value-type="string">
            <text:p>E-block RFID Reader</text:p>
          </table:table-cell>
          <table:table-cell table:style-name="ce10" office:value-type="string">
            <text:p><text:s/>E-block Keypad</text:p>
          </table:table-cell>
          <table:table-cell table:style-name="ce10" office:value-type="string">
            <text:p>E-block SD/MMC</text:p>
          </table:table-cell>
          <table:table-cell table:style-name="ce10" office:value-type="string">
            <text:p>E-block Relay</text:p>
          </table:table-cell>
          <table:table-cell table:style-name="ce10" office:value-type="string">
            <text:p>E-block GLCD</text:p>
          </table:table-cell>
        </table:table-row>
        <table:table-row table:style-name="ro1">
          <table:table-cell table:style-name="ce2" office:value-type="string">
            <text:p>Upper Right</text:p>
          </table:table-cell>
          <table:table-cell table:number-columns-repeated="7"/>
        </table:table-row>
        <table:table-row table:style-name="ro1">
          <table:table-cell table:style-name="ce3" office:value-type="string">
            <text:p>Communication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table:style-name="ce4" office:value-type="string">
            <text:p>VCC</text:p>
          </table:table-cell>
          <table:table-cell table:style-name="ce4" office:value-type="string">
            <text:p>Not use <text:s text:c="2"/>(3.3 V)* <text:s/></text:p>
          </table:table-cell>
          <table:table-cell table:style-name="ce8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1">
          <table:table-cell table:number-columns-repeated="2" table:style-name="ce4" office:value-type="string">
            <text:p>GND</text:p>
          </table:table-cell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SCL/ E_PORTD0</text:p>
          </table:table-cell>
          <table:table-cell table:style-name="ce4" office:value-type="string">
            <text:p>P0.2</text:p>
          </table:table-cell>
          <table:table-cell table:style-name="ce8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4" office:value-type="string">
            <text:p>SDA/ E_PORTD1</text:p>
          </table:table-cell>
          <table:table-cell table:style-name="ce4" office:value-type="string">
            <text:p>P0.3</text:p>
          </table:table-cell>
          <table:table-cell table:style-name="ce8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>
            <text:p>RX/ E_PORTD2</text:p>
          </table:table-cell>
          <table:table-cell table:style-name="ce4" office:value-type="string">
            <text:p>P0.9</text:p>
          </table:table-cell>
          <table:table-cell table:style-name="ce8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>
            <text:p>TX/ E_PORTD3</text:p>
          </table:table-cell>
          <table:table-cell table:style-name="ce4" office:value-type="string">
            <text:p>P0.8</text:p>
          </table:table-cell>
          <table:table-cell table:style-name="ce8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T0/ E_PORTD4</text:p>
          </table:table-cell>
          <table:table-cell table:style-name="ce4" office:value-type="string">
            <text:p>P0.16</text:p>
          </table:table-cell>
          <table:table-cell table:style-name="ce8" office:value-type="float" office:value="1">
            <text:p>1</text:p>
          </table:table-cell>
          <table:table-cell table:number-columns-repeated="3"/>
          <table:table-cell office:value-type="string">
            <text:p><text:s/></text:p>
          </table:table-cell>
          <table:table-cell/>
        </table:table-row>
        <table:table-row table:style-name="ro1">
          <table:table-cell table:style-name="ce4" office:value-type="string">
            <text:p>ICP/ E_PORTD5</text:p>
          </table:table-cell>
          <table:table-cell table:style-name="ce4" office:value-type="string">
            <text:p>P0.11 </text:p>
          </table:table-cell>
          <table:table-cell table:style-name="ce8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>
            <text:p>TIMER1/ E_PORTD6</text:p>
          </table:table-cell>
          <table:table-cell table:style-name="ce4" office:value-type="string">
            <text:p>P0.12</text:p>
          </table:table-cell>
          <table:table-cell table:style-name="ce8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>
            <text:p>TIMER2/ E_PORTD7</text:p>
          </table:table-cell>
          <table:table-cell table:style-name="ce4" office:value-type="string">
            <text:p>P0.13 </text:p>
          </table:table-cell>
          <table:table-cell table:style-name="ce8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8" table:number-columns-repeated="2"/>
          <table:table-cell table:number-columns-repeated="5"/>
        </table:table-row>
        <table:table-row table:style-name="ro1">
          <table:table-cell table:style-name="ce5" office:value-type="string">
            <text:p>Lower Right</text:p>
          </table:table-cell>
          <table:table-cell table:style-name="ce8" table:number-columns-repeated="2"/>
          <table:table-cell table:number-columns-repeated="5"/>
        </table:table-row>
        <table:table-row table:style-name="ro1">
          <table:table-cell table:style-name="ce3" office:value-type="string">
            <text:p>Analog Input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style-name="ce6" office:value-type="string">
            <text:p><text:span text:style-name="T1"><text:s/></text:span><text:span text:style-name="T2">Exint2/ ADC <text:s/>(AVCC for Mega)</text:span></text:p>
          </table:table-cell>
          <table:table-cell table:style-name="ce4" office:value-type="string">
            <text:p>P0.7</text:p>
          </table:table-cell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6" office:value-type="string">
            <text:p><text:span text:style-name="T1"><text:s/></text:span><text:span text:style-name="T2">D/A <text:s text:c="2"/>(AREF for Mega)</text:span></text:p>
          </table:table-cell>
          <table:table-cell table:style-name="ce4" office:value-type="string">
            <text:p>P0.25</text:p>
          </table:table-cell>
          <table:table-cell table:style-name="ce8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DC_1/E_PORTC0</text:p>
          </table:table-cell>
          <table:table-cell table:style-name="ce4" office:value-type="string">
            <text:p>P0.27</text:p>
          </table:table-cell>
          <table:table-cell table:style-name="ce8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DC_2/E_PORTC1</text:p>
          </table:table-cell>
          <table:table-cell table:style-name="ce4" office:value-type="string">
            <text:p>P0.28</text:p>
          </table:table-cell>
          <table:table-cell table:style-name="ce8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DC_3/E_PORTC2</text:p>
          </table:table-cell>
          <table:table-cell table:style-name="ce4" office:value-type="string">
            <text:p>P0.29</text:p>
          </table:table-cell>
          <table:table-cell table:style-name="ce8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DC_4/E_PORTC3</text:p>
          </table:table-cell>
          <table:table-cell table:style-name="ce4" office:value-type="string">
            <text:p>P0.30</text:p>
          </table:table-cell>
          <table:table-cell table:style-name="ce8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4" office:value-type="string">
            <text:p>ADC_5/E_PORTC4</text:p>
          </table:table-cell>
          <table:table-cell table:style-name="ce4" office:value-type="string">
            <text:p>P0.26</text:p>
          </table:table-cell>
          <table:table-cell table:style-name="ce8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DC_6/E_PORTC5</text:p>
          </table:table-cell>
          <table:table-cell table:style-name="ce4" office:value-type="string">
            <text:p>P0.4</text:p>
          </table:table-cell>
          <table:table-cell table:style-name="ce8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DC_7/E_PORTC6</text:p>
          </table:table-cell>
          <table:table-cell table:style-name="ce4" office:value-type="string">
            <text:p>P0.5</text:p>
          </table:table-cell>
          <table:table-cell table:style-name="ce8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>
            <text:p>ADC_8/E_PORTC7</text:p>
          </table:table-cell>
          <table:table-cell table:style-name="ce4" office:value-type="string">
            <text:p>P0.6</text:p>
          </table:table-cell>
          <table:table-cell table:style-name="ce8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9" table:number-columns-repeated="2"/>
          <table:table-cell table:number-columns-repeated="5"/>
        </table:table-row>
        <table:table-row table:style-name="ro1">
          <table:table-cell table:style-name="ce5" office:value-type="string">
            <text:p>Upper Left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table:style-name="ce3" office:value-type="string">
            <text:p>Digital O/P <text:s/>/ SPI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style-name="ce4" office:value-type="string">
            <text:p>VCC</text:p>
          </table:table-cell>
          <table:table-cell table:style-name="ce4" office:value-type="string">
            <text:p>Not use <text:s text:c="2"/>( use <text:s/>3.3 V) *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2" table:style-name="ce4" office:value-type="string">
            <text:p>GND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E_PORTA0</text:p>
          </table:table-cell>
          <table:table-cell table:style-name="ce4" office:value-type="string">
            <text:p>P1.23</text:p>
          </table:table-cell>
          <table:table-cell table:style-name="ce8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>
            <text:p>E_PORTA1</text:p>
          </table:table-cell>
          <table:table-cell table:style-name="ce4" office:value-type="string">
            <text:p>P0.31</text:p>
          </table:table-cell>
          <table:table-cell table:style-name="ce8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E_PORTA2</text:p>
          </table:table-cell>
          <table:table-cell table:style-name="ce4" office:value-type="string">
            <text:p>P0.23</text:p>
          </table:table-cell>
          <table:table-cell table:style-name="ce8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E_PORTA3</text:p>
          </table:table-cell>
          <table:table-cell table:style-name="ce4" office:value-type="string">
            <text:p>P0.21</text:p>
          </table:table-cell>
          <table:table-cell table:style-name="ce8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E_PORTA4 /SS</text:p>
          </table:table-cell>
          <table:table-cell table:style-name="ce4" office:value-type="string">
            <text:p>P0.20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string">
            <text:p>E_PORTA5 / MOSI</text:p>
          </table:table-cell>
          <table:table-cell table:style-name="ce4" office:value-type="string">
            <text:p>P0.19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E_PORTA6/ MISO</text:p>
          </table:table-cell>
          <table:table-cell table:style-name="ce4" office:value-type="string">
            <text:p>P0.18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4" office:value-type="string">
            <text:p>E_PORTA7/ SCK</text:p>
          </table:table-cell>
          <table:table-cell table:style-name="ce4" office:value-type="string">
            <text:p>P0.17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4"/>
          <table:table-cell table:style-name="ce8" table:number-columns-repeated="2"/>
          <table:table-cell table:number-columns-repeated="5"/>
        </table:table-row>
        <table:table-row table:style-name="ro1">
          <table:table-cell table:style-name="ce7" office:value-type="string">
            <text:p>Lower Left</text:p>
          </table:table-cell>
          <table:table-cell table:style-name="ce7" table:number-columns-repeated="2"/>
          <table:table-cell table:style-name="ce2" table:number-columns-repeated="5"/>
        </table:table-row>
        <table:table-row table:style-name="ro1">
          <table:table-cell table:style-name="ce3" office:value-type="string">
            <text:p>Digital I/P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style-name="ce4" office:value-type="string">
            <text:p>TIMER0</text:p>
          </table:table-cell>
          <table:table-cell table:style-name="ce4" office:value-type="string">
            <text:p>P0.22 </text:p>
          </table:table-cell>
          <table:table-cell table:style-name="ce8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>
            <text:p>INT1</text:p>
          </table:table-cell>
          <table:table-cell table:style-name="ce4" office:value-type="string">
            <text:p>P0.15</text:p>
          </table:table-cell>
          <table:table-cell table:style-name="ce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4" office:value-type="string">
            <text:p>E_PORTB0</text:p>
          </table:table-cell>
          <table:table-cell table:style-name="ce4" office:value-type="string">
            <text:p>P1.16</text:p>
          </table:table-cell>
          <table:table-cell table:style-name="ce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4" office:value-type="string">
            <text:p>E_PORTB1</text:p>
          </table:table-cell>
          <table:table-cell table:style-name="ce4" office:value-type="string">
            <text:p>P1.17</text:p>
          </table:table-cell>
          <table:table-cell table:style-name="ce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4" office:value-type="string">
            <text:p>E_PORTB2</text:p>
          </table:table-cell>
          <table:table-cell table:style-name="ce4" office:value-type="string">
            <text:p>P1.18</text:p>
          </table:table-cell>
          <table:table-cell table:style-name="ce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4" office:value-type="string">
            <text:p>E_PORTB3</text:p>
          </table:table-cell>
          <table:table-cell table:style-name="ce4" office:value-type="string">
            <text:p>P1.19</text:p>
          </table:table-cell>
          <table:table-cell table:style-name="ce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4" office:value-type="string">
            <text:p>E_PORTB4</text:p>
          </table:table-cell>
          <table:table-cell table:style-name="ce4" office:value-type="string">
            <text:p>P1.20</text:p>
          </table:table-cell>
          <table:table-cell table:style-name="ce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4" office:value-type="string">
            <text:p>E_PORTB5</text:p>
          </table:table-cell>
          <table:table-cell table:style-name="ce4" office:value-type="string">
            <text:p>P1.21</text:p>
          </table:table-cell>
          <table:table-cell table:style-name="ce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4" office:value-type="string">
            <text:p>E_PORTB6</text:p>
          </table:table-cell>
          <table:table-cell table:style-name="ce4" office:value-type="string">
            <text:p>P1.22</text:p>
          </table:table-cell>
          <table:table-cell table:style-name="ce8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>
            <text:p>E_PORTB7/ ICP</text:p>
          </table:table-cell>
          <table:table-cell table:style-name="ce4" office:value-type="string">
            <text:p>P0.10</text:p>
          </table:table-cell>
          <table:table-cell table:style-name="ce8" office:value-type="float" office:value="1">
            <text:p>1</text:p>
          </table:table-cell>
          <table:table-cell table:number-columns-repeated="5"/>
        </table:table-row>
        <table:table-row table:style-name="ro1" table:number-rows-repeated="65482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adornments="Regular" style:font-family-generic="modern" style:font-pitch="fixed"/>
    <style:font-face style:name="Angsana New" svg:font-family="'Angsana New'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ordia New" svg:font-family="'Cordia Ne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0"/>
      <style:paragraph-properties style:tab-stop-distance="1.25cm"/>
      <style:text-properties style:font-name="Arial" fo:language="en" fo:country="US" style:font-name-asian="Arial Unicode MS" style:language-asian="en" style:country-asian="US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number:number-style style:name="N143P0" style:volatile="true">
      <number:number number:decimal-places="0" number:min-integer-digits="1"/>
    </number:number-style>
    <number:number-style style:name="N143">
      <style:text-properties fo:color="#ff0000"/>
      <number:text>-</number:text>
      <number:number number:decimal-places="0" number:min-integer-digits="1"/>
      <style:map style:condition="value()&gt;=0" style:apply-style-name="N143P0"/>
    </number:number-style>
    <style:style style:name="Default" style:family="table-cell">
      <style:text-properties style:font-name="Courier New" fo:font-size="12pt" style:font-name-complex="Cordia New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9">19/05/2008</text:date>, <text:time>12:3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